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57.6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13.01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7" style:family="table-cell" style:parent-style-name="Default" style:data-style-name="N61">
      <style:table-cell-properties fo:wrap-option="wrap"/>
      <style:text-properties fo:font-weight="normal" style:font-weight-asian="normal" style:font-weight-complex="normal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 style:data-style-name="N135">
      <style:text-properties fo:font-weight="normal" style:font-weight-asian="normal" style:font-weight-complex="normal"/>
    </style:style>
    <style:style style:name="ce60" style:family="table-cell" style:parent-style-name="Default">
      <style:table-cell-properties fo:wrap-option="wrap" fo:border="0.74pt solid #000000"/>
      <style:text-properties fo:font-weight="normal" style:font-weight-asian="normal" style:font-weight-complex="normal"/>
    </style:style>
    <style:style style:name="ce61" style:family="table-cell" style:parent-style-name="Default" style:data-style-name="N121">
      <style:table-cell-properties fo:wrap-option="wrap" fo:border="0.74pt solid #000000"/>
      <style:text-properties fo:font-weight="normal" style:font-weight-asian="normal" style:font-weight-complex="normal"/>
    </style:style>
    <style:style style:name="ce62" style:family="table-cell" style:parent-style-name="Default" style:data-style-name="N2">
      <style:table-cell-properties fo:wrap-option="wrap" fo:border="0.74pt solid #000000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#fff200" fo:wrap-option="wrap" fo:border="0.74pt solid #000000"/>
      <style:text-properties fo:font-weight="normal" style:font-weight-asian="normal" style:font-weight-complex="normal"/>
    </style:style>
    <style:style style:name="ce64" style:family="table-cell" style:parent-style-name="Default" style:data-style-name="N4">
      <style:table-cell-properties fo:wrap-option="wrap" fo:border="0.74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21">
      <style:text-properties fo:font-weight="normal" style:font-weight-asian="normal" style:font-weight-complex="normal"/>
    </style:style>
    <style:style style:name="ce66" style:family="table-cell" style:parent-style-name="Default">
      <style:table-cell-properties fo:wrap-option="wrap" fo:border="0.74pt solid #000000"/>
      <style:text-properties fo:hyphenate="true"/>
    </style:style>
    <style:style style:name="ce67" style:family="table-cell" style:parent-style-name="Default" style:data-style-name="N108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ffff00" fo:border="0.74pt solid #000000"/>
    </style:style>
    <style:style style:name="ce69" style:family="table-cell" style:parent-style-name="Default" style:data-style-name="N10">
      <style:table-cell-properties fo:background-color="#ffff00" fo:border="0.74pt solid #000000"/>
    </style:style>
    <style:style style:name="ce70" style:family="table-cell" style:parent-style-name="Default" style:data-style-name="N121">
      <style:table-cell-properties fo:wrap-option="wrap" fo:border="0.74pt solid #000000"/>
      <style:text-properties fo:hyphenate="true"/>
    </style:style>
    <style:style style:name="ce71" style:family="table-cell" style:parent-style-name="Default" style:data-style-name="N122">
      <style:table-cell-properties fo:wrap-option="wrap" fo:border="0.74pt solid #000000"/>
      <style:text-properties fo:hyphenate="true"/>
    </style:style>
    <style:style style:name="ce72" style:family="table-cell" style:parent-style-name="Default" style:data-style-name="N10">
      <style:table-cell-properties fo:wrap-option="wrap" fo:border="0.74pt solid #000000"/>
      <style:text-properties fo:hyphenate="true"/>
    </style:style>
    <style:style style:name="ce73" style:family="table-cell" style:parent-style-name="Default" style:data-style-name="N121">
      <style:table-cell-properties fo:border="0.74pt solid #000000"/>
    </style:style>
    <style:style style:name="ce74" style:family="table-cell" style:parent-style-name="Default">
      <style:table-cell-properties fo:background-color="#fff200" fo:wrap-option="wrap" fo:border="0.74pt solid #000000"/>
      <style:text-properties fo:hyphenate="true"/>
    </style:style>
    <style:style style:name="ce75" style:family="table-cell" style:parent-style-name="Default" style:data-style-name="N121">
      <style:table-cell-properties fo:background-color="#fff200" fo:wrap-option="wrap" fo:border="0.74pt solid #000000"/>
      <style:text-properties fo:hyphenate="true"/>
    </style:style>
    <style:style style:name="ce76" style:family="table-cell" style:parent-style-name="Default" style:data-style-name="N122">
      <style:table-cell-properties fo:background-color="#fff200" fo:wrap-option="wrap" fo:border="0.74pt solid #000000"/>
      <style:text-properties fo:hyphenate="true"/>
    </style:style>
    <style:style style:name="ce77" style:family="table-cell" style:parent-style-name="Default" style:data-style-name="N10">
      <style:table-cell-properties fo:background-color="#fff200" fo:wrap-option="wrap" fo:border="0.74pt solid #000000"/>
      <style:text-properties fo:hyphenate="true"/>
    </style:style>
    <style:style style:name="ce78" style:family="table-cell" style:parent-style-name="Default" style:data-style-name="N121">
      <style:table-cell-properties fo:background-color="#fff200" fo:border="0.74pt solid #000000"/>
    </style:style>
    <style:style style:name="ce79" style:family="table-cell" style:parent-style-name="Default">
      <style:table-cell-properties fo:background-color="#fff200"/>
    </style:style>
    <style:style style:name="ce80" style:family="table-cell" style:parent-style-name="Default">
      <style:table-cell-properties fo:wrap-option="wrap"/>
      <style:text-properties fo:hyphenate="true"/>
    </style:style>
    <style:style style:name="ce81" style:family="table-cell" style:parent-style-name="Default" style:data-style-name="N121">
      <style:table-cell-properties fo:border="0.74pt solid #0000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mit Path" table:style-name="ta1">
        <table:table-column table:style-name="co1" table:default-cell-style-name="ce66"/>
        <table:table-column table:style-name="co2" table:default-cell-style-name="ce68"/>
        <table:table-column table:style-name="co2" table:number-columns-repeated="11" table:default-cell-style-name="ce58"/>
        <table:table-column table:style-name="co3" table:default-cell-style-name="ce58"/>
        <table:table-column table:style-name="co4" table:number-columns-repeated="1003" table:default-cell-style-name="Default"/>
        <table:table-row table:style-name="ro1">
          <table:table-cell table:style-name="ce55" office:value-type="string" calcext:value-type="string">
            <text:p>Transmit Path Parameters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55"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56" office:value-type="string" calcext:value-type="string">
            <text:p>Boltzmann Constant </text:p>
            <text:p>[J/K] 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7" office:value-type="float" office:value="1.381E-023" calcext:value-type="float">
            <text:p>1.38E-23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2">
          <table:table-cell table:style-name="ce56" office:value-type="string" calcext:value-type="string">
            <text:p>Noise Temperature </text:p>
            <text:p>[K] 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8" office:value-type="float" office:value="298" calcext:value-type="float">
            <text:p>298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6" office:value-type="string" calcext:value-type="string">
            <text:p>Noise Bandwidth [Hz]</text:p>
          </table:table-cell>
          <table:table-cell table:style-name="Default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9" office:value-type="float" office:value="50000000" calcext:value-type="float">
            <text:p>50.0E+06</text:p>
          </table:table-cell>
          <table:table-cell table:style-name="ce67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0" office:value-type="string" calcext:value-type="string">
            <text:p>Input Noise Power [W]</text:p>
          </table:table-cell>
          <table:table-cell table:style-name="ce67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9" table:formula="of:=[.A4]*[.A6]*[.A8]" office:value-type="float" office:value="0.000000000000205769" calcext:value-type="float">
            <text:p>205.8E-15</text:p>
          </table:table-cell>
          <table:table-cell table:style-name="ce67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6" office:value-type="string" calcext:value-type="string">
            <text:p>Input Signal Power [dBm]</text:p>
          </table:table-cell>
          <table:table-cell table:style-name="Default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58" office:value-type="float" office:value="-11" calcext:value-type="float">
            <text:p>-11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0" office:value-type="string" calcext:value-type="string">
            <text:p>Input Noise Power [dBm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1" table:formula="of:=10*LOG10([.A10]/0.001)" office:value-type="float" office:value="-96.866200530091" calcext:value-type="float">
            <text:p>-96.9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2" office:value-type="string" calcext:value-type="string">
            <text:p>Input SNR [dB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3" table:formula="of:=[.A12]-[.A14]" office:value-type="float" office:value="85.866200530091" calcext:value-type="float">
            <text:p>85.9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Default" office:value-type="string" calcext:value-type="string">
            <text:p>Cascaded Gain [dB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Default" table:formula="of:=SUM([.B32:.M32])" office:value-type="float" office:value="47.6" calcext:value-type="float">
            <text:p>47.6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2">
          <table:table-cell table:style-name="ce60" office:value-type="string" calcext:value-type="string">
            <text:p>Cascaded Noise Figure [dB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4" table:formula="of:=10*LOG10(10^(SUM([.B33:.F33])/10)+(10^(SUM([.G33:.I33])/10)-1)/10^([.F32]/10)+(10^(SUM([.J33:.K33])/10)-1)/(10^([.F32]/10)*10^([.I32]/10))+(10^(SUM([.L33:.M33])/10)-1)/(10^([.F32]/10)*10^([.I32]/10)*10^([.K32]/10)))" office:value-type="float" office:value="11.0083061320492" calcext:value-type="float">
            <text:p>11.01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2">
          <table:table-cell table:style-name="ce56" office:value-type="string" calcext:value-type="string">
            <text:p>Output Signal Power [dBm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5" table:formula="of:=[.M39]" office:value-type="float" office:value="35.7" calcext:value-type="float">
            <text:p>35.7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2">
          <table:table-cell table:style-name="ce60" office:value-type="string" calcext:value-type="string">
            <text:p>Output Noise Power [dBm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1" table:formula="of:=[.A14]+[.A18]+[.A20]" office:value-type="float" office:value="-38.2578943980418" calcext:value-type="float">
            <text:p>-38.3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2" office:value-type="string" calcext:value-type="string">
            <text:p>Output SNR [dB]</text:p>
          </table:table-cell>
          <table:table-cell table:style-name="ce58"/>
          <table:table-cell table:number-columns-repeated="12"/>
          <table:table-cell table:style-name="ce58" table:number-columns-repeated="1003"/>
        </table:table-row>
        <table:table-row table:style-name="ro1">
          <table:table-cell table:style-name="ce61" table:formula="of:=[.A22]-[.A24]" office:value-type="float" office:value="73.9578943980418" calcext:value-type="float">
            <text:p>74.0</text:p>
          </table:table-cell>
          <table:table-cell table:style-name="ce58"/>
          <table:table-cell table:number-columns-repeated="10"/>
          <table:table-cell table:style-name="ce80"/>
          <table:table-cell/>
          <table:table-cell table:style-name="ce58" table:number-columns-repeated="1003"/>
        </table:table-row>
        <table:table-row table:style-name="ro3">
          <table:table-cell table:style-name="ce55" office:value-type="string" calcext:value-type="string">
            <text:p>Component Parameters</text:p>
          </table:table-cell>
          <table:table-cell table:style-name="ce66"/>
          <table:table-cell table:style-name="ce66" office:value-type="string" calcext:value-type="string">
            <text:p>HackRF Output Amplifier</text:p>
          </table:table-cell>
          <table:table-cell table:style-name="ce66" office:value-type="string" calcext:value-type="string">
            <text:p>TX/RX Switch</text:p>
          </table:table-cell>
          <table:table-cell table:style-name="ce66" office:value-type="string" calcext:value-type="string">
            <text:p>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74" office:value-type="string" calcext:value-type="string">
            <text:p>Amplifier #1</text:p>
          </table:table-cell>
          <table:table-cell table:style-name="ce66" table:number-columns-repeated="3"/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Amplifier #2</text:p>
          </table:table-cell>
          <table:table-cell table:style-name="ce66"/>
          <table:table-cell table:style-name="ce66" office:value-type="string" calcext:value-type="string">
            <text:p>TX/RX Switch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ANT SMA Jack</text:p>
          </table:table-cell>
          <table:table-cell table:style-name="ce66" office:value-type="string" calcext:value-type="string">
            <text:p>Avago MGA-81563</text:p>
          </table:table-cell>
          <table:table-cell table:style-name="ce66" office:value-type="string" calcext:value-type="string">
            <text:p>Peregrine PE42421</text:p>
          </table:table-cell>
          <table:table-cell table:style-name="ce66" office:value-type="string" calcext:value-type="string">
            <text:p>0404 SMT Attenuator</text:p>
          </table:table-cell>
          <table:table-cell table:style-name="ce66"/>
          <table:table-cell table:style-name="ce74" office:value-type="string" calcext:value-type="string">
            <text:p>Qorvo</text:p>
            <text:p>SPF5189Z</text:p>
          </table:table-cell>
          <table:table-cell table:style-name="ce66" table:number-columns-repeated="4"/>
          <table:table-cell table:style-name="ce74" office:value-type="string" calcext:value-type="string">
            <text:p>Qorvo</text:p>
            <text:p>RFPA3800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TE 1462051-2 or TE HF3 53</text:p>
          </table:table-cell>
          <table:table-cell table:style-name="ce80" table:number-columns-repeated="1003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70" table:number-columns-repeated="4"/>
          <table:table-cell table:style-name="ce75" office:value-type="float" office:value="5" calcext:value-type="float">
            <text:p>5.0</text:p>
          </table:table-cell>
          <table:table-cell table:style-name="ce70" table:number-columns-repeated="4"/>
          <table:table-cell table:style-name="ce75" office:value-type="float" office:value="7" calcext:value-type="float">
            <text:p>7.0</text:p>
          </table:table-cell>
          <table:table-cell table:style-name="ce70"/>
          <table:table-cell table:style-name="ce70" office:value-type="float" office:value="5" calcext:value-type="float">
            <text:p>5.0</text:p>
          </table:table-cell>
          <table:table-cell table:style-name="ce80" table:number-columns-repeated="1003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71" table:number-columns-repeated="4"/>
          <table:table-cell table:style-name="ce76" office:value-type="float" office:value="0.09" calcext:value-type="float">
            <text:p>0.090</text:p>
          </table:table-cell>
          <table:table-cell table:style-name="ce71" table:number-columns-repeated="4"/>
          <table:table-cell table:style-name="ce76" office:value-type="float" office:value="0.65" calcext:value-type="float">
            <text:p>0.650</text:p>
          </table:table-cell>
          <table:table-cell table:style-name="ce71"/>
          <table:table-cell table:style-name="ce71" table:formula="of:=0.178/[.N29]" office:value-type="float" office:value="0.0356" calcext:value-type="float">
            <text:p>0.036</text:p>
          </table:table-cell>
          <table:table-cell table:style-name="ce80" table:number-columns-repeated="1003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69"/>
          <table:table-cell table:style-name="ce72" table:number-columns-repeated="4"/>
          <table:table-cell table:style-name="ce77"/>
          <table:table-cell table:style-name="ce72" table:number-columns-repeated="4"/>
          <table:table-cell table:style-name="ce77"/>
          <table:table-cell table:style-name="ce72" table:number-columns-repeated="2"/>
          <table:table-cell table:style-name="ce80" table:number-columns-repeated="1003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style-name="ce73" office:value-type="float" office:value="13" calcext:value-type="float">
            <text:p>13.0</text:p>
          </table:table-cell>
          <table:table-cell table:style-name="ce73" office:value-type="float" office:value="-0.4" calcext:value-type="float">
            <text:p>-0.4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8" office:value-type="float" office:value="22" calcext:value-type="float">
            <text:p>22.0</text:p>
          </table:table-cell>
          <table:table-cell table:number-columns-repeated="3" table:style-name="ce73" office:value-type="float" office:value="0" calcext:value-type="float">
            <text:p>0.0</text:p>
          </table:table-cell>
          <table:table-cell table:style-name="ce73" office:value-type="float" office:value="-1" calcext:value-type="float">
            <text:p>-1.0</text:p>
          </table:table-cell>
          <table:table-cell table:style-name="ce78" office:value-type="float" office:value="18" calcext:value-type="float">
            <text:p>18.0</text:p>
          </table:table-cell>
          <table:table-cell table:style-name="ce73" office:value-type="float" office:value="-1" calcext:value-type="float">
            <text:p>-1.0</text:p>
          </table:table-cell>
          <table:table-cell table:style-name="ce73" office:value-type="float" office:value="-0.2" calcext:value-type="float">
            <text:p>-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ise [dB]</text:p>
          </table:table-cell>
          <table:table-cell table:formula="of:=-[.B32]" office:value-type="float" office:value="-0" calcext:value-type="float">
            <text:p>0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table:formula="of:=-[.D32]" office:value-type="float" office:value="0.4" calcext:value-type="float">
            <text:p>0.4</text:p>
          </table:table-cell>
          <table:table-cell table:style-name="ce73" table:formula="of:=-[.E32]" office:value-type="float" office:value="-0" calcext:value-type="float">
            <text:p>0.0</text:p>
          </table:table-cell>
          <table:table-cell table:style-name="ce73" table:formula="of:=-[.F32]" office:value-type="float" office:value="3" calcext:value-type="float">
            <text:p>3.0</text:p>
          </table:table-cell>
          <table:table-cell table:style-name="ce78" office:value-type="float" office:value="0.5" calcext:value-type="float">
            <text:p>0.5</text:p>
          </table:table-cell>
          <table:table-cell table:style-name="ce73" office:value-type="float" office:value="0" calcext:value-type="float">
            <text:p>0.0</text:p>
          </table:table-cell>
          <table:table-cell table:style-name="ce73" table:formula="of:=-[.I32]" office:value-type="float" office:value="-0" calcext:value-type="float">
            <text:p>0.0</text:p>
          </table:table-cell>
          <table:table-cell table:style-name="ce73" office:value-type="float" office:value="0" calcext:value-type="float">
            <text:p>0.0</text:p>
          </table:table-cell>
          <table:table-cell table:style-name="ce73" table:formula="of:=-[.K32]" office:value-type="float" office:value="1" calcext:value-type="float">
            <text:p>1.0</text:p>
          </table:table-cell>
          <table:table-cell table:style-name="ce78" office:value-type="float" office:value="5" calcext:value-type="float">
            <text:p>5.0</text:p>
          </table:table-cell>
          <table:table-cell table:style-name="ce73" table:formula="of:=-[.M32]" office:value-type="float" office:value="1" calcext:value-type="float">
            <text:p>1.0</text:p>
          </table:table-cell>
          <table:table-cell table:style-name="ce73" table:formula="of:=-[.N32]"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73" office:value-type="float" office:value="15.1" calcext:value-type="float">
            <text:p>15.1</text:p>
          </table:table-cell>
          <table:table-cell table:style-name="ce73" office:value-type="float" office:value="33.5" calcext:value-type="float">
            <text:p>33.5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8" office:value-type="float" office:value="22" calcext:value-type="float">
            <text:p>22.0</text:p>
          </table:table-cell>
          <table:table-cell table:number-columns-repeated="3" table:style-name="ce73" office:value-type="float" office:value="99" calcext:value-type="float">
            <text:p>99.0</text:p>
          </table:table-cell>
          <table:table-cell table:style-name="ce73" office:value-type="float" office:value="33" calcext:value-type="float">
            <text:p>33.0</text:p>
          </table:table-cell>
          <table:table-cell table:style-name="ce78" office:value-type="float" office:value="36.7" calcext:value-type="float">
            <text:p>36.7</text:p>
          </table:table-cell>
          <table:table-cell table:style-name="ce73" office:value-type="float" office:value="50" calcext:value-type="float">
            <text:p>50.0</text:p>
          </table:table-cell>
          <table:table-cell table:style-name="ce73" table:formula="of:=10*LOG10(50/0.001)" office:value-type="float" office:value="46.9897000433602" calcext:value-type="float">
            <text:p>47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IP3 [dBm]</text:p>
          </table:table-cell>
          <table:table-cell office:value-type="float" office:value="99" calcext:value-type="float">
            <text:p>99.0</text:p>
          </table:table-cell>
          <table:table-cell table:style-name="ce73" office:value-type="float" office:value="27" calcext:value-type="float">
            <text:p>27.0</text:p>
          </table:table-cell>
          <table:table-cell table:style-name="ce73" office:value-type="float" office:value="55" calcext:value-type="float">
            <text:p>55.0</text:p>
          </table:table-cell>
          <table:table-cell table:number-columns-repeated="2" table:style-name="ce73" office:value-type="float" office:value="99" calcext:value-type="float">
            <text:p>99.0</text:p>
          </table:table-cell>
          <table:table-cell table:style-name="ce75" office:value-type="float" office:value="38" calcext:value-type="float">
            <text:p>38.0</text:p>
          </table:table-cell>
          <table:table-cell table:number-columns-repeated="4" table:style-name="ce73" office:value-type="float" office:value="99" calcext:value-type="float">
            <text:p>99.0</text:p>
          </table:table-cell>
          <table:table-cell table:style-name="ce75" office:value-type="float" office:value="99" calcext:value-type="float">
            <text:p>99.0</text:p>
          </table:table-cell>
          <table:table-cell table:number-columns-repeated="2" table:style-name="ce73" office:value-type="float" office:value="99" calcext:value-type="float">
            <text:p>99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IP3 [dBm]</text:p>
          </table:table-cell>
          <table:table-cell office:value-type="float" office:value="99" calcext:value-type="float">
            <text:p>99.0</text:p>
          </table:table-cell>
          <table:table-cell table:style-name="ce70" table:formula="of:=[.C35]+[.C32]" office:value-type="float" office:value="40" calcext:value-type="float">
            <text:p>40.0</text:p>
          </table:table-cell>
          <table:table-cell table:style-name="ce70" table:formula="of:=[.D35]+[.D32]" office:value-type="float" office:value="54.6" calcext:value-type="float">
            <text:p>54.6</text:p>
          </table:table-cell>
          <table:table-cell table:number-columns-repeated="2" table:style-name="ce70" office:value-type="float" office:value="99" calcext:value-type="float">
            <text:p>99.0</text:p>
          </table:table-cell>
          <table:table-cell table:style-name="ce75" table:formula="of:=[.G35]+[.G32]" office:value-type="float" office:value="60" calcext:value-type="float">
            <text:p>60.0</text:p>
          </table:table-cell>
          <table:table-cell table:number-columns-repeated="2" table:style-name="ce70" office:value-type="float" office:value="99" calcext:value-type="float">
            <text:p>99.0</text:p>
          </table:table-cell>
          <table:table-cell table:style-name="ce73" office:value-type="float" office:value="99" calcext:value-type="float">
            <text:p>99.0</text:p>
          </table:table-cell>
          <table:table-cell table:style-name="ce70" office:value-type="float" office:value="99" calcext:value-type="float">
            <text:p>99.0</text:p>
          </table:table-cell>
          <table:table-cell table:style-name="ce75" office:value-type="float" office:value="99" calcext:value-type="float">
            <text:p>99.0</text:p>
          </table:table-cell>
          <table:table-cell table:number-columns-repeated="2" table:style-name="ce70" office:value-type="float" office:value="99" calcext:value-type="float">
            <text:p>99.0</text:p>
          </table:table-cell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79"/>
          <table:table-cell table:style-name="Default" table:number-columns-repeated="4"/>
          <table:table-cell table:style-name="ce79"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55" office:value-type="string" calcext:value-type="string">
            <text:p>System Parameters</text:p>
          </table:table-cell>
          <table:table-cell table:style-name="Default" table:number-columns-repeated="5"/>
          <table:table-cell table:style-name="ce79"/>
          <table:table-cell table:style-name="Default" table:number-columns-repeated="4"/>
          <table:table-cell table:style-name="ce79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Signal Power [dBm]</text:p>
          </table:table-cell>
          <table:table-cell table:formula="of:=IF([.$A$12]+[.B32]&lt;=[.B34];[.$A$12]+[.B32];[.B34])" office:value-type="float" office:value="-11" calcext:value-type="float">
            <text:p>-11.0</text:p>
          </table:table-cell>
          <table:table-cell table:style-name="ce73" table:formula="of:=IF([.B39]+[.C32]&lt;=[.C34];[.B39]+[.C32];[.C34])" office:value-type="float" office:value="2" calcext:value-type="float">
            <text:p>2.0</text:p>
          </table:table-cell>
          <table:table-cell table:style-name="ce73" table:formula="of:=IF([.C39]+[.D32]&lt;=[.D34];[.C39]+[.D32];[.D34])" office:value-type="float" office:value="1.6" calcext:value-type="float">
            <text:p>1.6</text:p>
          </table:table-cell>
          <table:table-cell table:style-name="ce73" table:formula="of:=IF([.D39]+[.E32]&lt;=[.E34];[.D39]+[.E32];[.E34])" office:value-type="float" office:value="1.6" calcext:value-type="float">
            <text:p>1.6</text:p>
          </table:table-cell>
          <table:table-cell table:style-name="ce73" table:formula="of:=IF([.E39]+[.F32]&lt;=[.F34];[.E39]+[.F32];[.F34])" office:value-type="float" office:value="-1.4" calcext:value-type="float">
            <text:p>-1.4</text:p>
          </table:table-cell>
          <table:table-cell table:style-name="ce78" table:formula="of:=IF([.F39]+[.G32]&lt;=[.G34];[.F39]+[.G32];[.G34])" office:value-type="float" office:value="20.6" calcext:value-type="float">
            <text:p>20.6</text:p>
          </table:table-cell>
          <table:table-cell table:style-name="ce73" table:formula="of:=IF([.G39]+[.H32]&lt;=[.H34];[.G39]+[.H32];[.H34])" office:value-type="float" office:value="20.6" calcext:value-type="float">
            <text:p>20.6</text:p>
          </table:table-cell>
          <table:table-cell table:style-name="ce73" table:formula="of:=IF([.H39]+[.I32]&lt;=[.I34];[.H39]+[.I32];[.I34])" office:value-type="float" office:value="20.6" calcext:value-type="float">
            <text:p>20.6</text:p>
          </table:table-cell>
          <table:table-cell table:style-name="ce73" table:formula="of:=IF([.I39]+[.J32]&lt;=[.J34];[.I39]+[.J32];[.J34])" office:value-type="float" office:value="20.6" calcext:value-type="float">
            <text:p>20.6</text:p>
          </table:table-cell>
          <table:table-cell table:style-name="ce73" table:formula="of:=IF([.J39]+[.K32]&lt;=[.K34];[.J39]+[.K32];[.K34])" office:value-type="float" office:value="19.6" calcext:value-type="float">
            <text:p>19.6</text:p>
          </table:table-cell>
          <table:table-cell table:style-name="ce78" table:formula="of:=IF([.K39]+[.L32]&lt;=[.L34];[.K39]+[.L32];[.L34])" office:value-type="float" office:value="36.7" calcext:value-type="float">
            <text:p>36.7</text:p>
          </table:table-cell>
          <table:table-cell table:style-name="ce73" table:formula="of:=IF([.L39]+[.M32]&lt;=[.M34];[.L39]+[.M32];[.M34])" office:value-type="float" office:value="35.7" calcext:value-type="float">
            <text:p>35.7</text:p>
          </table:table-cell>
          <table:table-cell table:style-name="ce73" table:formula="of:=IF([.M39]+[.N32]&lt;=[.N34];[.M39]+[.N32];[.N34])" office:value-type="float" office:value="35.5" calcext:value-type="float">
            <text:p>35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ise Power [dBm]</text:p>
          </table:table-cell>
          <table:table-cell table:formula="of:=[.B39]-[.B41]" office:value-type="float" office:value="-96.866200530091" calcext:value-type="float">
            <text:p>-96.9</text:p>
          </table:table-cell>
          <table:table-cell table:style-name="ce73" table:formula="of:=[.C39]-[.C41]" office:value-type="float" office:value="-80.866200530091" calcext:value-type="float">
            <text:p>-80.9</text:p>
          </table:table-cell>
          <table:table-cell table:style-name="ce73" table:formula="of:=[.D39]-[.D41]" office:value-type="float" office:value="-80.866200530091" calcext:value-type="float">
            <text:p>-80.9</text:p>
          </table:table-cell>
          <table:table-cell table:style-name="ce73" table:formula="of:=[.E39]-[.E41]" office:value-type="float" office:value="-80.866200530091" calcext:value-type="float">
            <text:p>-80.9</text:p>
          </table:table-cell>
          <table:table-cell table:style-name="ce73" table:formula="of:=[.F39]-[.F41]" office:value-type="float" office:value="-80.866200530091" calcext:value-type="float">
            <text:p>-80.9</text:p>
          </table:table-cell>
          <table:table-cell table:style-name="ce78" table:formula="of:=[.G39]-[.G41]" office:value-type="float" office:value="-58.3662005300909" calcext:value-type="float">
            <text:p>-58.4</text:p>
          </table:table-cell>
          <table:table-cell table:style-name="ce73" table:formula="of:=[.H39]-[.H41]" office:value-type="float" office:value="-58.3662005300909" calcext:value-type="float">
            <text:p>-58.4</text:p>
          </table:table-cell>
          <table:table-cell table:style-name="ce73" table:formula="of:=[.I39]-[.I41]" office:value-type="float" office:value="-58.3662005300909" calcext:value-type="float">
            <text:p>-58.4</text:p>
          </table:table-cell>
          <table:table-cell table:style-name="ce73" table:formula="of:=[.J39]-[.J41]" office:value-type="float" office:value="-58.3662005300909" calcext:value-type="float">
            <text:p>-58.4</text:p>
          </table:table-cell>
          <table:table-cell table:style-name="ce73" table:formula="of:=[.K39]-[.K41]" office:value-type="float" office:value="-59.3647521365974" calcext:value-type="float">
            <text:p>-59.4</text:p>
          </table:table-cell>
          <table:table-cell table:style-name="ce78" table:formula="of:=[.L39]-[.L41]" office:value-type="float" office:value="-42.2495539838831" calcext:value-type="float">
            <text:p>-42.2</text:p>
          </table:table-cell>
          <table:table-cell table:style-name="ce73" table:formula="of:=[.M39]-[.M41]" office:value-type="float" office:value="-43.2495311124599" calcext:value-type="float">
            <text:p>-43.2</text:p>
          </table:table-cell>
          <table:table-cell table:style-name="ce73" table:formula="of:=[.N39]-[.N41]" office:value-type="float" office:value="-43.4495258716167" calcext:value-type="float">
            <text:p>-43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NR [dB]</text:p>
          </table:table-cell>
          <table:table-cell table:formula="of:=[.$A$16]" office:value-type="float" office:value="85.866200530091" calcext:value-type="float">
            <text:p>85.9</text:p>
          </table:table-cell>
          <table:table-cell table:style-name="ce73" table:formula="of:=[.$A$16]-SUM([.$C$33:.C33])" office:value-type="float" office:value="82.866200530091" calcext:value-type="float">
            <text:p>82.9</text:p>
          </table:table-cell>
          <table:table-cell table:style-name="ce73" table:formula="of:=[.$A$16]-SUM([.$C$33:.D33])" office:value-type="float" office:value="82.4662005300909" calcext:value-type="float">
            <text:p>82.5</text:p>
          </table:table-cell>
          <table:table-cell table:style-name="ce73" table:formula="of:=[.$A$16]-SUM([.$C$33:.E33])" office:value-type="float" office:value="82.4662005300909" calcext:value-type="float">
            <text:p>82.5</text:p>
          </table:table-cell>
          <table:table-cell table:style-name="ce73" table:formula="of:=[.$A$16]-SUM([.$C$33:.F33])" office:value-type="float" office:value="79.4662005300909" calcext:value-type="float">
            <text:p>79.5</text:p>
          </table:table-cell>
          <table:table-cell table:style-name="ce78" table:formula="of:=[.$A$16]-SUM([.$C$33:.$G$33])" office:value-type="float" office:value="78.9662005300909" calcext:value-type="float">
            <text:p>79.0</text:p>
          </table:table-cell>
          <table:table-cell table:style-name="ce73" table:formula="of:=[.$A$16]-10*LOG10(10^(SUM([.$C$33:.$G$33])/10)+(10^(SUM([.$H$33:.H33])/10)-1)/(10^([.$G$32]/10)))" office:value-type="float" office:value="78.9662005300909" calcext:value-type="float">
            <text:p>79.0</text:p>
          </table:table-cell>
          <table:table-cell table:style-name="ce73" table:formula="of:=[.$A$16]-10*LOG10(10^(SUM([.$C$33:.$G$33])/10)+(10^(SUM([.$H$33:.I33])/10)-1)/(10^([.$G$32]/10)))" office:value-type="float" office:value="78.9662005300909" calcext:value-type="float">
            <text:p>79.0</text:p>
          </table:table-cell>
          <table:table-cell table:style-name="ce73" table:formula="of:=[.$A$16]-10*LOG10(10^(SUM([.$C$33:.$G$33])/10)+(10^(SUM([.$H$33:.J33])/10)-1)/(10^([.$G$32]/10)))" office:value-type="float" office:value="78.9662005300909" calcext:value-type="float">
            <text:p>79.0</text:p>
          </table:table-cell>
          <table:table-cell table:style-name="ce73" table:formula="of:=[.$A$16]-10*LOG10(10^(SUM([.$C$33:.$G$33])/10)+(10^(SUM([.$H$33:.K33])/10)-1)/(10^([.$G$32]/10)))" office:value-type="float" office:value="78.9647521365974" calcext:value-type="float">
            <text:p>79.0</text:p>
          </table:table-cell>
          <table:table-cell table:style-name="ce78" table:formula="of:=[.$A$16]-10*LOG10(10^(SUM([.$C$33:.$G$33])/10)+(10^(SUM([.$H$33:.L33])/10)-1)/(10^([.$G$32]/10)))" office:value-type="float" office:value="78.9495539838831" calcext:value-type="float">
            <text:p>78.9</text:p>
          </table:table-cell>
          <table:table-cell table:style-name="ce73" table:formula="of:=[.$A$16]-10*LOG10(10^(SUM([.$C$33:.$G$33])/10)+(10^(SUM([.$H$33:.$J$33])/10)-1)/(10^([.$G$32]/10))+(10^(SUM([.$K$33:.$L$33])/10)-1)/(10^([.$G$32]/10)*10^([.$J$32]/10))+(10^(SUM([.$M$33:.M33])/10)-1)/(10^([.$G$32]/10)*10^([.$J$32]/10)*10^([.$L$32]/10)))" office:value-type="float" office:value="78.9495311124599" calcext:value-type="float">
            <text:p>78.9</text:p>
          </table:table-cell>
          <table:table-cell table:style-name="ce73" table:formula="of:=[.$A$16]-10*LOG10(10^(SUM([.$C$33:.$G$33])/10)+(10^(SUM([.$H$33:.$J$33])/10)-1)/(10^([.$G$32]/10))+(10^(SUM([.$K$33:.$L$33])/10)-1)/(10^([.$G$32]/10)*10^([.$J$32]/10))+(10^(SUM([.$M$33:.N33])/10)-1)/(10^([.$G$32]/10)*10^([.$J$32]/10)*10^([.$L$32]/10)))" office:value-type="float" office:value="78.9495258716167" calcext:value-type="float">
            <text:p>78.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mulative OIP3 [dBm]</text:p>
          </table:table-cell>
          <table:table-cell table:formula="of:=[.B36]" office:value-type="float" office:value="99" calcext:value-type="float">
            <text:p>99.0</text:p>
          </table:table-cell>
          <table:table-cell table:style-name="ce73" table:formula="of:=10*LOG10(( (10^([.B42]/10)*10^([.C32]/10))^(-1) + (10^([.C36]/10))^(-1) )^-1)" office:value-type="float" office:value="39.9999997259787" calcext:value-type="float">
            <text:p>40.0</text:p>
          </table:table-cell>
          <table:table-cell table:style-name="ce73" table:formula="of:=10*LOG10(( (10^([.C42]/10)*10^([.D32]/10))^(-1) + (10^([.D36]/10))^(-1) )^-1)" office:value-type="float" office:value="39.464790513298" calcext:value-type="float">
            <text:p>39.5</text:p>
          </table:table-cell>
          <table:table-cell table:style-name="ce73" table:formula="of:=10*LOG10(( (10^([.D42]/10)*10^([.E32]/10))^(-1) + (10^([.E36]/10))^(-1) )^-1)" office:value-type="float" office:value="39.4647856797825" calcext:value-type="float">
            <text:p>39.5</text:p>
          </table:table-cell>
          <table:table-cell table:style-name="ce73" table:formula="of:=10*LOG10(( (10^([.E42]/10)*10^([.F32]/10))^(-1) + (10^([.F36]/10))^(-1) )^-1)" office:value-type="float" office:value="36.4647832572882" calcext:value-type="float">
            <text:p>36.5</text:p>
          </table:table-cell>
          <table:table-cell table:style-name="ce78" table:formula="of:=10*LOG10(( (10^([.F42]/10)*10^([.G32]/10))^(-1) + (10^([.G36]/10))^(-1) )^-1)" office:value-type="float" office:value="56.1546052002963" calcext:value-type="float">
            <text:p>56.2</text:p>
          </table:table-cell>
          <table:table-cell table:style-name="ce73" table:formula="of:=10*LOG10(( (10^([.G42]/10)*10^([.H32]/10))^(-1) + (10^([.H36]/10))^(-1) )^-1)" office:value-type="float" office:value="56.1543796551145" calcext:value-type="float">
            <text:p>56.2</text:p>
          </table:table-cell>
          <table:table-cell table:style-name="ce73" table:formula="of:=10*LOG10(( (10^([.H42]/10)*10^([.I32]/10))^(-1) + (10^([.I36]/10))^(-1) )^-1)" office:value-type="float" office:value="56.1541541216454" calcext:value-type="float">
            <text:p>56.2</text:p>
          </table:table-cell>
          <table:table-cell table:style-name="ce73" table:formula="of:=10*LOG10(( (10^([.I42]/10)*10^([.J32]/10))^(-1) + (10^([.J36]/10))^(-1) )^-1)" office:value-type="float" office:value="56.1539285998879" calcext:value-type="float">
            <text:p>56.2</text:p>
          </table:table-cell>
          <table:table-cell table:style-name="ce73" table:formula="of:=10*LOG10(( (10^([.J42]/10)*10^([.K32]/10))^(-1) + (10^([.K36]/10))^(-1) )^-1)" office:value-type="float" office:value="55.1537494699338" calcext:value-type="float">
            <text:p>55.2</text:p>
          </table:table-cell>
          <table:table-cell table:style-name="ce78" table:formula="of:=10*LOG10(( (10^([.K42]/10)*10^([.L32]/10))^(-1) + (10^([.L36]/10))^(-1) )^-1)" office:value-type="float" office:value="73.1424620478623" calcext:value-type="float">
            <text:p>73.1</text:p>
          </table:table-cell>
          <table:table-cell table:style-name="ce73" table:formula="of:=10*LOG10(( (10^([.L42]/10)*10^([.M32]/10))^(-1) + (10^([.M36]/10))^(-1) )^-1)" office:value-type="float" office:value="72.133516989337" calcext:value-type="float">
            <text:p>72.1</text:p>
          </table:table-cell>
          <table:table-cell table:style-name="ce73" table:formula="of:=10*LOG10(( (10^([.M42]/10)*10^([.N32]/10))^(-1) + (10^([.N36]/10))^(-1) )^-1)" office:value-type="float" office:value="71.9249916892386" calcext:value-type="float">
            <text:p>71.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IP3 Spur Level [dBc]</text:p>
          </table:table-cell>
          <table:table-cell table:formula="of:=-2*([.B42]-[.B39])" office:value-type="float" office:value="-220" calcext:value-type="float">
            <text:p>-220.0</text:p>
          </table:table-cell>
          <table:table-cell table:style-name="ce73" table:formula="of:=-2*([.C42]-[.C39])" office:value-type="float" office:value="-75.9999994519574" calcext:value-type="float">
            <text:p>-76.0</text:p>
          </table:table-cell>
          <table:table-cell table:style-name="ce73" table:formula="of:=-2*([.D42]-[.D39])" office:value-type="float" office:value="-75.729581026596" calcext:value-type="float">
            <text:p>-75.7</text:p>
          </table:table-cell>
          <table:table-cell table:style-name="ce73" table:formula="of:=-2*([.E42]-[.E39])" office:value-type="float" office:value="-75.7295713595649" calcext:value-type="float">
            <text:p>-75.7</text:p>
          </table:table-cell>
          <table:table-cell table:style-name="ce73" table:formula="of:=-2*([.F42]-[.F39])" office:value-type="float" office:value="-75.7295665145764" calcext:value-type="float">
            <text:p>-75.7</text:p>
          </table:table-cell>
          <table:table-cell table:style-name="ce78" table:formula="of:=-2*([.G42]-[.G39])" office:value-type="float" office:value="-71.1092104005926" calcext:value-type="float">
            <text:p>-71.1</text:p>
          </table:table-cell>
          <table:table-cell table:style-name="ce73" table:formula="of:=-2*([.H42]-[.H39])" office:value-type="float" office:value="-71.1087593102289" calcext:value-type="float">
            <text:p>-71.1</text:p>
          </table:table-cell>
          <table:table-cell table:style-name="ce73" table:formula="of:=-2*([.I42]-[.I39])" office:value-type="float" office:value="-71.1083082432908" calcext:value-type="float">
            <text:p>-71.1</text:p>
          </table:table-cell>
          <table:table-cell table:style-name="ce73" table:formula="of:=-2*([.J42]-[.J39])" office:value-type="float" office:value="-71.1078571997758" calcext:value-type="float">
            <text:p>-71.1</text:p>
          </table:table-cell>
          <table:table-cell table:style-name="ce73" table:formula="of:=-2*([.K42]-[.K39])" office:value-type="float" office:value="-71.1074989398675" calcext:value-type="float">
            <text:p>-71.1</text:p>
          </table:table-cell>
          <table:table-cell table:style-name="ce78" table:formula="of:=-2*([.L42]-[.L39])" office:value-type="float" office:value="-72.8849240957246" calcext:value-type="float">
            <text:p>-72.9</text:p>
          </table:table-cell>
          <table:table-cell table:style-name="ce73" table:formula="of:=-2*([.M42]-[.M39])" office:value-type="float" office:value="-72.867033978674" calcext:value-type="float">
            <text:p>-72.9</text:p>
          </table:table-cell>
          <table:table-cell table:style-name="ce73" table:formula="of:=-2*([.N42]-[.N39])" office:value-type="float" office:value="-72.8499833784772" calcext:value-type="float">
            <text:p>-72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FDR [dB]</text:p>
          </table:table-cell>
          <table:table-cell table:formula="of:=[.B39]-IF([.B40]&gt;=[.B39]+[.B43];[.B40];[.B39]+[.B43])" office:value-type="float" office:value="85.866200530091" calcext:value-type="float">
            <text:p>85.9</text:p>
          </table:table-cell>
          <table:table-cell table:style-name="ce73" table:formula="of:=[.C39]-IF([.C40]&gt;=[.C39]+[.C43];[.C40];[.C39]+[.C43])" office:value-type="float" office:value="75.9999994519574" calcext:value-type="float">
            <text:p>76.0</text:p>
          </table:table-cell>
          <table:table-cell table:style-name="ce73" table:formula="of:=[.D39]-IF([.D40]&gt;=[.D39]+[.D43];[.D40];[.D39]+[.D43])" office:value-type="float" office:value="75.729581026596" calcext:value-type="float">
            <text:p>75.7</text:p>
          </table:table-cell>
          <table:table-cell table:style-name="ce73" table:formula="of:=[.E39]-IF([.E40]&gt;=[.E39]+[.E43];[.E40];[.E39]+[.E43])" office:value-type="float" office:value="75.7295713595649" calcext:value-type="float">
            <text:p>75.7</text:p>
          </table:table-cell>
          <table:table-cell table:style-name="ce73" table:formula="of:=[.F39]-IF([.F40]&gt;=[.F39]+[.F43];[.F40];[.F39]+[.F43])" office:value-type="float" office:value="75.7295665145764" calcext:value-type="float">
            <text:p>75.7</text:p>
          </table:table-cell>
          <table:table-cell table:style-name="ce78" table:formula="of:=[.G39]-IF([.G40]&gt;=[.G39]+[.G43];[.G40];[.G39]+[.G43])" office:value-type="float" office:value="71.1092104005926" calcext:value-type="float">
            <text:p>71.1</text:p>
          </table:table-cell>
          <table:table-cell table:style-name="ce73" table:formula="of:=[.H39]-IF([.H40]&gt;=[.H39]+[.H43];[.H40];[.H39]+[.H43])" office:value-type="float" office:value="71.1087593102289" calcext:value-type="float">
            <text:p>71.1</text:p>
          </table:table-cell>
          <table:table-cell table:style-name="ce73" table:formula="of:=[.I39]-IF([.I40]&gt;=[.I39]+[.I43];[.I40];[.I39]+[.I43])" office:value-type="float" office:value="71.1083082432908" calcext:value-type="float">
            <text:p>71.1</text:p>
          </table:table-cell>
          <table:table-cell table:style-name="ce73" table:formula="of:=[.J39]-IF([.J40]&gt;=[.J39]+[.J43];[.J40];[.J39]+[.J43])" office:value-type="float" office:value="71.1078571997758" calcext:value-type="float">
            <text:p>71.1</text:p>
          </table:table-cell>
          <table:table-cell table:style-name="ce73" table:formula="of:=[.K39]-IF([.K40]&gt;=[.K39]+[.K43];[.K40];[.K39]+[.K43])" office:value-type="float" office:value="71.1074989398675" calcext:value-type="float">
            <text:p>71.1</text:p>
          </table:table-cell>
          <table:table-cell table:style-name="ce78" table:formula="of:=[.L39]-IF([.L40]&gt;=[.L39]+[.L43];[.L40];[.L39]+[.L43])" office:value-type="float" office:value="72.8849240957246" calcext:value-type="float">
            <text:p>72.9</text:p>
          </table:table-cell>
          <table:table-cell table:style-name="ce73" table:formula="of:=[.M39]-IF([.M40]&gt;=[.M39]+[.M43];[.M40];[.M39]+[.M43])" office:value-type="float" office:value="72.867033978674" calcext:value-type="float">
            <text:p>72.9</text:p>
          </table:table-cell>
          <table:table-cell table:style-name="ce73" table:formula="of:=[.N39]-IF([.N40]&gt;=[.N39]+[.N43];[.N40];[.N39]+[.N43])" office:value-type="float" office:value="72.8499833784772" calcext:value-type="float">
            <text:p>72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C Power</text:p>
          </table:table-cell>
          <table:table-cell table:formula="of:=[.B29]*[.B30]" office:value-type="float" office:value="0" calcext:value-type="float">
            <text:p>0.0</text:p>
          </table:table-cell>
          <table:table-cell table:style-name="ce73" table:formula="of:=[.C29]*[.C30]" office:value-type="float" office:value="0" calcext:value-type="float">
            <text:p>0.0</text:p>
          </table:table-cell>
          <table:table-cell table:style-name="ce73" table:formula="of:=[.D29]*[.D30]" office:value-type="float" office:value="0" calcext:value-type="float">
            <text:p>0.0</text:p>
          </table:table-cell>
          <table:table-cell table:style-name="ce73" table:formula="of:=[.E29]*[.E30]" office:value-type="float" office:value="0" calcext:value-type="float">
            <text:p>0.0</text:p>
          </table:table-cell>
          <table:table-cell table:style-name="ce73" table:formula="of:=[.F29]*[.F30]" office:value-type="float" office:value="0" calcext:value-type="float">
            <text:p>0.0</text:p>
          </table:table-cell>
          <table:table-cell table:style-name="ce78" table:formula="of:=[.G29]*[.G30]" office:value-type="float" office:value="0.45" calcext:value-type="float">
            <text:p>0.5</text:p>
          </table:table-cell>
          <table:table-cell table:style-name="ce73" table:formula="of:=[.H29]*[.H30]" office:value-type="float" office:value="0" calcext:value-type="float">
            <text:p>0.0</text:p>
          </table:table-cell>
          <table:table-cell table:style-name="ce73" table:formula="of:=[.I29]*[.I30]" office:value-type="float" office:value="0" calcext:value-type="float">
            <text:p>0.0</text:p>
          </table:table-cell>
          <table:table-cell table:style-name="ce73" table:formula="of:=[.J29]*[.J30]" office:value-type="float" office:value="0" calcext:value-type="float">
            <text:p>0.0</text:p>
          </table:table-cell>
          <table:table-cell table:style-name="ce73" table:formula="of:=[.K29]*[.K30]" office:value-type="float" office:value="0" calcext:value-type="float">
            <text:p>0.0</text:p>
          </table:table-cell>
          <table:table-cell table:style-name="ce78" table:formula="of:=[.L29]*[.L30]" office:value-type="float" office:value="4.55" calcext:value-type="float">
            <text:p>4.6</text:p>
          </table:table-cell>
          <table:table-cell table:style-name="ce73" table:formula="of:=[.M29]*[.M30]" office:value-type="float" office:value="0" calcext:value-type="float">
            <text:p>0.0</text:p>
          </table:table-cell>
          <table:table-cell table:style-name="ce73" table:formula="of:=[.N29]*[.N30]" office:value-type="float" office:value="0.178" calcext:value-type="float">
            <text:p>0.2</text:p>
          </table:table-cell>
          <table:table-cell table:number-columns-repeated="1003"/>
        </table:table-row>
        <table:table-row table:style-name="ro1"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ce55" office:value-type="string" calcext:value-type="string">
            <text:p>Component Parameters</text:p>
          </table:table-cell>
          <table:table-cell table:style-name="Default" table:number-columns-repeated="13"/>
          <table:table-cell table:number-columns-repeated="1003"/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ANT SMA Jack</text:p>
          </table:table-cell>
          <table:table-cell table:number-columns-repeated="2" table:style-name="ce66" office:value-type="string" calcext:value-type="string">
            <text:p>TX/RX Switch</text:p>
          </table:table-cell>
          <table:table-cell table:style-name="ce66" office:value-type="string" calcext:value-type="string">
            <text:p>0404 SMT 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NXP BGA7024</text:p>
          </table:table-cell>
          <table:table-cell table:style-name="ce66" office:value-type="string" calcext:value-type="string">
            <text:p>0404 SMT 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NXP AFT05MS003N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NXP AFT05MS03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TE 1462051-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70" table:number-columns-repeated="4"/>
          <table:table-cell table:style-name="ce70" office:value-type="float" office:value="5" calcext:value-type="float">
            <text:p>5.0</text:p>
          </table:table-cell>
          <table:table-cell table:style-name="ce70" table:number-columns-repeated="2"/>
          <table:table-cell table:style-name="ce70" office:value-type="float" office:value="7.5" calcext:value-type="float">
            <text:p>7.5</text:p>
          </table:table-cell>
          <table:table-cell table:style-name="ce70"/>
          <table:table-cell table:style-name="ce70" office:value-type="float" office:value="15" calcext:value-type="float">
            <text:p>15.0</text:p>
          </table:table-cell>
          <table:table-cell table:style-name="ce70"/>
          <table:table-cell table:style-name="ce70" office:value-type="float" office:value="5" calcext:value-type="float">
            <text:p>5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71" table:number-columns-repeated="4"/>
          <table:table-cell table:style-name="ce71" office:value-type="float" office:value="0.11" calcext:value-type="float">
            <text:p>0.110</text:p>
          </table:table-cell>
          <table:table-cell table:style-name="ce71" table:number-columns-repeated="2"/>
          <table:table-cell table:style-name="ce71" table:formula="of:=[.J51]/#REF!*[.J49]" office:value-type="string" office:string-value="" calcext:value-type="error">
            <text:p>#REF!</text:p>
          </table:table-cell>
          <table:table-cell table:style-name="ce71"/>
          <table:table-cell table:style-name="ce71" office:value-type="float" office:value="3" calcext:value-type="float">
            <text:p>3.000</text:p>
          </table:table-cell>
          <table:table-cell table:style-name="ce71"/>
          <table:table-cell table:style-name="ce71" table:formula="of:=0.178/[.N49]" office:value-type="float" office:value="0.0356" calcext:value-type="float">
            <text:p>0.0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69"/>
          <table:table-cell table:style-name="ce72" table:number-columns-repeated="7"/>
          <table:table-cell table:style-name="ce72" office:value-type="percentage" office:value="0.7" calcext:value-type="percentage">
            <text:p>70%</text:p>
          </table:table-cell>
          <table:table-cell table:style-name="ce72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73" office:value-type="float" office:value="-0.4" calcext:value-type="float">
            <text:p>-0.4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2" calcext:value-type="float">
            <text:p>22.0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1" calcext:value-type="float">
            <text:p>21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18" calcext:value-type="float">
            <text:p>18.0</text:p>
          </table:table-cell>
          <table:table-cell table:style-name="ce73" office:value-type="float" office:value="-1" calcext:value-type="float">
            <text:p>-1.0</text:p>
          </table:table-cell>
          <table:table-cell table:style-name="ce73" office:value-type="float" office:value="-0.2" calcext:value-type="float">
            <text:p>-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73" office:value-type="float" office:value="0.4" calcext:value-type="float">
            <text:p>0.4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.9" calcext:value-type="float">
            <text:p>2.9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1" calcext:value-type="float">
            <text:p>1.0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number-columns-repeated="2" table:style-name="ce73" office:value-type="float" office:value="20" calcext:value-type="float">
            <text:p>20.0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3" office:value-type="float" office:value="24" calcext:value-type="float">
            <text:p>24.0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3" table:formula="of:=10*LOG10(3/0.001)" office:value-type="float" office:value="34.7712125471966" calcext:value-type="float">
            <text:p>34.8</text:p>
          </table:table-cell>
          <table:table-cell table:style-name="ce73" office:value-type="float" office:value="33" calcext:value-type="float">
            <text:p>33.0</text:p>
          </table:table-cell>
          <table:table-cell table:style-name="ce73" table:formula="of:=10*LOG10(31/0.001)" office:value-type="float" office:value="44.9136169383427" calcext:value-type="float">
            <text:p>44.9</text:p>
          </table:table-cell>
          <table:table-cell table:style-name="ce73" office:value-type="float" office:value="50" calcext:value-type="float">
            <text:p>50.0</text:p>
          </table:table-cell>
          <table:table-cell table:style-name="ce73" table:formula="of:=10*LOG10(50/0.001)" office:value-type="float" office:value="46.9897000433602" calcext:value-type="float">
            <text:p>47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70" table:number-columns-repeated="4"/>
          <table:table-cell table:style-name="ce70" office:value-type="float" office:value="37.5" calcext:value-type="float">
            <text:p>37.5</text:p>
          </table:table-cell>
          <table:table-cell table:style-name="ce70" table:number-columns-repeated="6"/>
          <table:table-cell table:style-name="ce73" office:value-type="float" office:value="99" calcext:value-type="float">
            <text:p>99.0</text:p>
          </table:table-cell>
          <table:table-cell table:number-columns-repeated="1003"/>
        </table:table-row>
      </table:table>
      <table:table table:name="Transmit Path_2" table:style-name="ta1">
        <table:table-column table:style-name="co1" table:default-cell-style-name="ce66"/>
        <table:table-column table:style-name="co2" table:default-cell-style-name="ce68"/>
        <table:table-column table:style-name="co2" table:number-columns-repeated="12" table:default-cell-style-name="ce58"/>
        <table:table-column table:style-name="co4" table:number-columns-repeated="1001" table:default-cell-style-name="Default"/>
        <table:table-row table:style-name="ro1">
          <table:table-cell table:style-name="ce55" office:value-type="string" calcext:value-type="string">
            <text:p>Transmit Path Parameters</text:p>
          </table:table-cell>
          <table:table-cell table:style-name="Default" table:number-columns-repeated="13"/>
          <table:table-cell table:number-columns-repeated="1001"/>
        </table:table-row>
        <table:table-row table:style-name="ro1">
          <table:table-cell table:style-name="ce55"/>
          <table:table-cell table:style-name="Default" table:number-columns-repeated="13"/>
          <table:table-cell table:number-columns-repeated="1001"/>
        </table:table-row>
        <table:table-row table:style-name="ro2">
          <table:table-cell table:style-name="ce56" office:value-type="string" calcext:value-type="string">
            <text:p>Boltzmann Constant </text:p>
            <text:p>[J/K] 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7" office:value-type="float" office:value="1.381E-023" calcext:value-type="float">
            <text:p>1.38E-23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2">
          <table:table-cell table:style-name="ce56" office:value-type="string" calcext:value-type="string">
            <text:p>Noise Temperature </text:p>
            <text:p>[K] 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8" office:value-type="float" office:value="298" calcext:value-type="float">
            <text:p>298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6" office:value-type="string" calcext:value-type="string">
            <text:p>Noise Bandwidth [Hz]</text:p>
          </table:table-cell>
          <table:table-cell table:style-name="Default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9" office:value-type="float" office:value="50000000" calcext:value-type="float">
            <text:p>50.0E+06</text:p>
          </table:table-cell>
          <table:table-cell table:style-name="ce67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0" office:value-type="string" calcext:value-type="string">
            <text:p>Input Noise Power [W]</text:p>
          </table:table-cell>
          <table:table-cell table:style-name="ce67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9" table:formula="of:=[.A4]*[.A6]*[.A8]" office:value-type="float" office:value="0.000000000000205769" calcext:value-type="float">
            <text:p>205.8E-15</text:p>
          </table:table-cell>
          <table:table-cell table:style-name="ce67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6" office:value-type="string" calcext:value-type="string">
            <text:p>Input Signal Power [dBm]</text:p>
          </table:table-cell>
          <table:table-cell table:style-name="Default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58" office:value-type="float" office:value="-13" calcext:value-type="float">
            <text:p>-13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0" office:value-type="string" calcext:value-type="string">
            <text:p>Input Noise Power [dBm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1" table:formula="of:=10*LOG10([.A10]/0.001)" office:value-type="float" office:value="-96.866200530091" calcext:value-type="float">
            <text:p>-96.9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2" office:value-type="string" calcext:value-type="string">
            <text:p>Input SNR [dB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3" table:formula="of:=[.A12]-[.A14]" office:value-type="float" office:value="83.866200530091" calcext:value-type="float">
            <text:p>83.9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Default" office:value-type="string" calcext:value-type="string">
            <text:p>Cascaded Gain [dB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Default" table:formula="of:=SUM([.B33:.K33])" office:value-type="float" office:value="31.7" calcext:value-type="float">
            <text:p>31.7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2">
          <table:table-cell table:style-name="ce60" office:value-type="string" calcext:value-type="string">
            <text:p>Cascaded Noise Figure [dB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4" table:formula="of:=10*LOG10(10^(SUM([.B34:.D34])/10)+(10^(SUM([.E34:.G34])/10)-1)/10^([.D33]/10)+(10^(SUM([.H34:.I34])/10)-1)/(10^([.D33]/10)*10^([.G33]/10))+(10^(SUM([.J34:.K34])/10)-1)/(10^([.D33]/10)*10^([.G33]/10)*10^([.I33]/10)))" office:value-type="float" office:value="10.4027856206549" calcext:value-type="float">
            <text:p>10.40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2">
          <table:table-cell table:style-name="ce56" office:value-type="string" calcext:value-type="string">
            <text:p>Output Signal Power [dBm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5" table:formula="of:=[.K40]" office:value-type="float" office:value="18.7" calcext:value-type="float">
            <text:p>18.7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2">
          <table:table-cell table:style-name="ce60" office:value-type="string" calcext:value-type="string">
            <text:p>Output Noise Power [dBm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1" table:formula="of:=[.A14]+[.A18]+[.A20]" office:value-type="float" office:value="-54.7634149094361" calcext:value-type="float">
            <text:p>-54.8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2" office:value-type="string" calcext:value-type="string">
            <text:p>Output SNR [dB]</text:p>
          </table:table-cell>
          <table:table-cell table:style-name="ce58"/>
          <table:table-cell table:number-columns-repeated="12"/>
          <table:table-cell table:style-name="ce58" table:number-columns-repeated="1001"/>
        </table:table-row>
        <table:table-row table:style-name="ro1">
          <table:table-cell table:style-name="ce61" table:formula="of:=[.A22]-[.A24]" office:value-type="float" office:value="73.4634149094361" calcext:value-type="float">
            <text:p>73.5</text:p>
          </table:table-cell>
          <table:table-cell table:style-name="ce58"/>
          <table:table-cell table:number-columns-repeated="10"/>
          <table:table-cell table:style-name="ce80"/>
          <table:table-cell/>
          <table:table-cell table:style-name="ce58" table:number-columns-repeated="1001"/>
        </table:table-row>
        <table:table-row table:style-name="ro3">
          <table:table-cell table:style-name="ce55" office:value-type="string" calcext:value-type="string">
            <text:p>Component Parameters</text:p>
          </table:table-cell>
          <table:table-cell table:style-name="ce66"/>
          <table:table-cell table:style-name="ce66" office:value-type="string" calcext:value-type="string">
            <text:p>TX/RX Switch</text:p>
          </table:table-cell>
          <table:table-cell table:style-name="ce66" office:value-type="string" calcext:value-type="string">
            <text:p>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74" office:value-type="string" calcext:value-type="string">
            <text:p>Amplifier #1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74" office:value-type="string" calcext:value-type="string">
            <text:p>Amplifier #2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74" office:value-type="string" calcext:value-type="string">
            <text:p>Amplifier #3</text:p>
          </table:table-cell>
          <table:table-cell table:style-name="ce66"/>
          <table:table-cell table:style-name="ce66" office:value-type="string" calcext:value-type="string">
            <text:p>TX/RX Switch</text:p>
          </table:table-cell>
          <table:table-cell table:number-columns-repeated="1001"/>
        </table:table-row>
        <table:table-row table:style-name="ro1">
          <table:table-cell table:style-name="ce55"/>
          <table:table-cell table:style-name="ce66" table:number-columns-repeated="4"/>
          <table:table-cell table:style-name="ce74"/>
          <table:table-cell table:style-name="ce66" table:number-columns-repeated="3"/>
          <table:table-cell table:style-name="ce74"/>
          <table:table-cell table:style-name="ce66"/>
          <table:table-cell table:style-name="ce74"/>
          <table:table-cell table:style-name="ce66" table:number-columns-repeated="2"/>
          <table:table-cell table:number-columns-repeated="1001"/>
        </table:table-row>
        <table:table-row table:style-name="ro6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ANT SMA Jack</text:p>
          </table:table-cell>
          <table:table-cell table:style-name="ce66" office:value-type="string" calcext:value-type="string">
            <text:p>Skyworks</text:p>
            <text:p>AS169-73</text:p>
          </table:table-cell>
          <table:table-cell table:style-name="ce66" office:value-type="string" calcext:value-type="string">
            <text:p>0404 SMT Attenuator</text:p>
          </table:table-cell>
          <table:table-cell table:style-name="ce66"/>
          <table:table-cell table:style-name="ce74" office:value-type="string" calcext:value-type="string">
            <text:p>Qorvo</text:p>
            <text:p>SPF5189Z</text:p>
          </table:table-cell>
          <table:table-cell table:style-name="ce66"/>
          <table:table-cell table:style-name="ce66" office:value-type="string" calcext:value-type="string">
            <text:p>0404 SMT Attenuator</text:p>
          </table:table-cell>
          <table:table-cell table:style-name="ce66"/>
          <table:table-cell table:style-name="ce74" office:value-type="string" calcext:value-type="string">
            <text:p>Qorvo</text:p>
            <text:p>SPF5189Z</text:p>
          </table:table-cell>
          <table:table-cell table:style-name="ce66"/>
          <table:table-cell table:style-name="ce74" office:value-type="string" calcext:value-type="string">
            <text:p>Qorvo</text:p>
            <text:p>RFPA3800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TE</text:p>
            <text:p>1462051-2 or</text:p>
            <text:p>TE HF3 53</text:p>
          </table:table-cell>
          <table:table-cell table:style-name="ce80" table:number-columns-repeated="1001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70" table:number-columns-repeated="3"/>
          <table:table-cell table:style-name="ce75" office:value-type="float" office:value="5" calcext:value-type="float">
            <text:p>5.0</text:p>
          </table:table-cell>
          <table:table-cell table:style-name="ce70" table:number-columns-repeated="3"/>
          <table:table-cell table:style-name="ce75" office:value-type="float" office:value="5" calcext:value-type="float">
            <text:p>5.0</text:p>
          </table:table-cell>
          <table:table-cell table:style-name="ce70"/>
          <table:table-cell table:style-name="ce75" office:value-type="float" office:value="7" calcext:value-type="float">
            <text:p>7.0</text:p>
          </table:table-cell>
          <table:table-cell table:style-name="ce70"/>
          <table:table-cell table:style-name="ce70" office:value-type="float" office:value="5" calcext:value-type="float">
            <text:p>5.0</text:p>
          </table:table-cell>
          <table:table-cell table:style-name="ce80" table:number-columns-repeated="1001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71" table:number-columns-repeated="3"/>
          <table:table-cell table:style-name="ce76" office:value-type="float" office:value="0.09" calcext:value-type="float">
            <text:p>0.090</text:p>
          </table:table-cell>
          <table:table-cell table:style-name="ce71" table:number-columns-repeated="3"/>
          <table:table-cell table:style-name="ce76" office:value-type="float" office:value="0.09" calcext:value-type="float">
            <text:p>0.090</text:p>
          </table:table-cell>
          <table:table-cell table:style-name="ce71"/>
          <table:table-cell table:style-name="ce76" office:value-type="float" office:value="0.65" calcext:value-type="float">
            <text:p>0.650</text:p>
          </table:table-cell>
          <table:table-cell table:style-name="ce71"/>
          <table:table-cell table:style-name="ce71" table:formula="of:=0.178/[.N30]" office:value-type="float" office:value="0.0356" calcext:value-type="float">
            <text:p>0.036</text:p>
          </table:table-cell>
          <table:table-cell table:style-name="ce80" table:number-columns-repeated="1001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69"/>
          <table:table-cell table:style-name="ce72" table:number-columns-repeated="3"/>
          <table:table-cell table:style-name="ce77"/>
          <table:table-cell table:style-name="ce72" table:number-columns-repeated="3"/>
          <table:table-cell table:style-name="ce77"/>
          <table:table-cell table:style-name="ce72"/>
          <table:table-cell table:style-name="ce77"/>
          <table:table-cell table:style-name="ce72" table:number-columns-repeated="2"/>
          <table:table-cell table:style-name="ce80" table:number-columns-repeated="1001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style-name="ce73" office:value-type="float" office:value="-0.3" calcext:value-type="float">
            <text:p>-0.3</text:p>
          </table:table-cell>
          <table:table-cell table:number-columns-repeated="2" table:style-name="ce73" office:value-type="float" office:value="0" calcext:value-type="float">
            <text:p>0.0</text:p>
          </table:table-cell>
          <table:table-cell table:style-name="ce78" office:value-type="float" office:value="22" calcext:value-type="float">
            <text:p>22.0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10" calcext:value-type="float">
            <text:p>-10.0</text:p>
          </table:table-cell>
          <table:table-cell table:style-name="ce73" office:value-type="float" office:value="0" calcext:value-type="float">
            <text:p>0.0</text:p>
          </table:table-cell>
          <table:table-cell table:style-name="ce78" office:value-type="float" office:value="22" calcext:value-type="float">
            <text:p>22.0</text:p>
          </table:table-cell>
          <table:table-cell table:style-name="ce73" office:value-type="float" office:value="-2" calcext:value-type="float">
            <text:p>-2.0</text:p>
          </table:table-cell>
          <table:table-cell table:style-name="ce78" office:value-type="float" office:value="18" calcext:value-type="float">
            <text:p>18.0</text:p>
          </table:table-cell>
          <table:table-cell table:style-name="ce73" office:value-type="float" office:value="-1" calcext:value-type="float">
            <text:p>-1.0</text:p>
          </table:table-cell>
          <table:table-cell table:style-name="ce73" office:value-type="float" office:value="-0.2" calcext:value-type="float">
            <text:p>-0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ise [dB]</text:p>
          </table:table-cell>
          <table:table-cell table:formula="of:=-[.B33]" office:value-type="float" office:value="-0" calcext:value-type="float">
            <text:p>0.0</text:p>
          </table:table-cell>
          <table:table-cell table:style-name="ce73" table:formula="of:=-[.C33]" office:value-type="float" office:value="0.3" calcext:value-type="float">
            <text:p>0.3</text:p>
          </table:table-cell>
          <table:table-cell table:style-name="ce73" table:formula="of:=-[.D33]" office:value-type="float" office:value="-0" calcext:value-type="float">
            <text:p>0.0</text:p>
          </table:table-cell>
          <table:table-cell table:style-name="ce73" table:formula="of:=-[.E33]" office:value-type="float" office:value="-0" calcext:value-type="float">
            <text:p>0.0</text:p>
          </table:table-cell>
          <table:table-cell table:style-name="ce78" office:value-type="float" office:value="0.5" calcext:value-type="float">
            <text:p>0.5</text:p>
          </table:table-cell>
          <table:table-cell table:style-name="ce73" table:formula="of:=-[.G33]" office:value-type="float" office:value="-0" calcext:value-type="float">
            <text:p>0.0</text:p>
          </table:table-cell>
          <table:table-cell table:style-name="ce73" table:formula="of:=-[.H33]" office:value-type="float" office:value="10" calcext:value-type="float">
            <text:p>10.0</text:p>
          </table:table-cell>
          <table:table-cell table:style-name="ce73" table:formula="of:=-[.I33]" office:value-type="float" office:value="-0" calcext:value-type="float">
            <text:p>0.0</text:p>
          </table:table-cell>
          <table:table-cell table:style-name="ce78" office:value-type="float" office:value="0.5" calcext:value-type="float">
            <text:p>0.5</text:p>
          </table:table-cell>
          <table:table-cell table:style-name="ce73" table:formula="of:=-[.K33]" office:value-type="float" office:value="2" calcext:value-type="float">
            <text:p>2.0</text:p>
          </table:table-cell>
          <table:table-cell table:style-name="ce78" office:value-type="float" office:value="5" calcext:value-type="float">
            <text:p>5.0</text:p>
          </table:table-cell>
          <table:table-cell table:style-name="ce73" table:formula="of:=-[.M33]" office:value-type="float" office:value="1" calcext:value-type="float">
            <text:p>1.0</text:p>
          </table:table-cell>
          <table:table-cell table:style-name="ce73" table:formula="of:=-[.N33]" office:value-type="float" office:value="0.2" calcext:value-type="float">
            <text:p>0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73" office:value-type="float" office:value="30" calcext:value-type="float">
            <text:p>30.0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8" office:value-type="float" office:value="22" calcext:value-type="float">
            <text:p>22.0</text:p>
          </table:table-cell>
          <table:table-cell table:style-name="ce73" office:value-type="float" office:value="20" calcext:value-type="float">
            <text:p>20.0</text:p>
          </table:table-cell>
          <table:table-cell table:style-name="ce73" office:value-type="float" office:value="99" calcext:value-type="float">
            <text:p>99.0</text:p>
          </table:table-cell>
          <table:table-cell table:style-name="ce73" office:value-type="float" office:value="20" calcext:value-type="float">
            <text:p>20.0</text:p>
          </table:table-cell>
          <table:table-cell table:style-name="ce78" office:value-type="float" office:value="22" calcext:value-type="float">
            <text:p>22.0</text:p>
          </table:table-cell>
          <table:table-cell table:style-name="ce73" office:value-type="float" office:value="33" calcext:value-type="float">
            <text:p>33.0</text:p>
          </table:table-cell>
          <table:table-cell table:style-name="ce78" office:value-type="float" office:value="36.7" calcext:value-type="float">
            <text:p>36.7</text:p>
          </table:table-cell>
          <table:table-cell table:style-name="ce73" office:value-type="float" office:value="50" calcext:value-type="float">
            <text:p>50.0</text:p>
          </table:table-cell>
          <table:table-cell table:style-name="ce73" table:formula="of:=10*LOG10(50/0.001)" office:value-type="float" office:value="46.9897000433602" calcext:value-type="float">
            <text:p>47.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IP3 [dBm]</text:p>
          </table:table-cell>
          <table:table-cell office:value-type="float" office:value="99" calcext:value-type="float">
            <text:p>99.0</text:p>
          </table:table-cell>
          <table:table-cell table:style-name="ce73" table:formula="of:=[.C37]+[.C33]" office:value-type="float" office:value="49.7" calcext:value-type="float">
            <text:p>49.7</text:p>
          </table:table-cell>
          <table:table-cell table:number-columns-repeated="2" table:style-name="ce73" office:value-type="float" office:value="99" calcext:value-type="float">
            <text:p>99.0</text:p>
          </table:table-cell>
          <table:table-cell table:style-name="ce75" office:value-type="float" office:value="38" calcext:value-type="float">
            <text:p>38.0</text:p>
          </table:table-cell>
          <table:table-cell table:number-columns-repeated="3" table:style-name="ce73" office:value-type="float" office:value="99" calcext:value-type="float">
            <text:p>99.0</text:p>
          </table:table-cell>
          <table:table-cell table:style-name="ce75" office:value-type="float" office:value="38" calcext:value-type="float">
            <text:p>38.0</text:p>
          </table:table-cell>
          <table:table-cell table:style-name="ce73" office:value-type="float" office:value="99" calcext:value-type="float">
            <text:p>99.0</text:p>
          </table:table-cell>
          <table:table-cell table:style-name="ce75" office:value-type="float" office:value="99" calcext:value-type="float">
            <text:p>99.0</text:p>
          </table:table-cell>
          <table:table-cell table:number-columns-repeated="2" table:style-name="ce73" office:value-type="float" office:value="99" calcext:value-type="float">
            <text:p>99.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IP3 [dBm]</text:p>
          </table:table-cell>
          <table:table-cell office:value-type="float" office:value="99" calcext:value-type="float">
            <text:p>99.0</text:p>
          </table:table-cell>
          <table:table-cell table:style-name="ce70" office:value-type="float" office:value="50" calcext:value-type="float">
            <text:p>50.0</text:p>
          </table:table-cell>
          <table:table-cell table:number-columns-repeated="2" table:style-name="ce70" office:value-type="float" office:value="99" calcext:value-type="float">
            <text:p>99.0</text:p>
          </table:table-cell>
          <table:table-cell table:style-name="ce75" table:formula="of:=[.F36]+[.F33]" office:value-type="float" office:value="60" calcext:value-type="float">
            <text:p>60.0</text:p>
          </table:table-cell>
          <table:table-cell table:number-columns-repeated="3" table:style-name="ce70" office:value-type="float" office:value="99" calcext:value-type="float">
            <text:p>99.0</text:p>
          </table:table-cell>
          <table:table-cell table:style-name="ce75" table:formula="of:=[.J36]+[.J33]" office:value-type="float" office:value="60" calcext:value-type="float">
            <text:p>60.0</text:p>
          </table:table-cell>
          <table:table-cell table:style-name="ce70" office:value-type="float" office:value="99" calcext:value-type="float">
            <text:p>99.0</text:p>
          </table:table-cell>
          <table:table-cell table:style-name="ce75" office:value-type="float" office:value="99" calcext:value-type="float">
            <text:p>99.0</text:p>
          </table:table-cell>
          <table:table-cell table:number-columns-repeated="2" table:style-name="ce70" office:value-type="float" office:value="99" calcext:value-type="float">
            <text:p>99.0</text:p>
          </table:table-cell>
          <table:table-cell table:number-columns-repeated="1001"/>
        </table:table-row>
        <table:table-row table:style-name="ro1">
          <table:table-cell table:style-name="Default" table:number-columns-repeated="5"/>
          <table:table-cell table:style-name="ce79"/>
          <table:table-cell table:style-name="Default" table:number-columns-repeated="3"/>
          <table:table-cell table:style-name="ce79"/>
          <table:table-cell table:style-name="Default"/>
          <table:table-cell table:style-name="ce7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55" office:value-type="string" calcext:value-type="string">
            <text:p>System Parameters</text:p>
          </table:table-cell>
          <table:table-cell table:style-name="Default" table:number-columns-repeated="4"/>
          <table:table-cell table:style-name="ce79"/>
          <table:table-cell table:style-name="Default" table:number-columns-repeated="3"/>
          <table:table-cell table:style-name="ce79"/>
          <table:table-cell table:style-name="Default"/>
          <table:table-cell table:style-name="ce79"/>
          <table:table-cell table:style-name="Default" table:number-columns-repeated="2"/>
          <table:table-cell table:number-columns-repeated="1001"/>
        </table:table-row>
        <table:table-row table:style-name="ro7">
          <table:table-cell office:value-type="string" calcext:value-type="string">
            <text:p>Signal Power [dBm]</text:p>
          </table:table-cell>
          <table:table-cell table:formula="of:=IF([.$A$12]+[.B33]&lt;=[.B35];[.$A$12]+[.B33];[.B35])" office:value-type="float" office:value="-13" calcext:value-type="float">
            <text:p>-13.0</text:p>
          </table:table-cell>
          <table:table-cell table:style-name="ce73" table:formula="of:=IF([.B40]+[.C33]&lt;=[.C35];[.B40]+[.C33];[.C35])" office:value-type="float" office:value="-13.3" calcext:value-type="float">
            <text:p>-13.3</text:p>
          </table:table-cell>
          <table:table-cell table:style-name="ce73" table:formula="of:=IF([.C40]+[.D33]&lt;=[.D35];[.C40]+[.D33];[.D35])" office:value-type="float" office:value="-13.3" calcext:value-type="float">
            <text:p>-13.3</text:p>
          </table:table-cell>
          <table:table-cell table:style-name="ce73" table:formula="of:=IF([.D40]+[.E33]&lt;=[.E35];[.D40]+[.E33];[.E35])" office:value-type="float" office:value="-13.3" calcext:value-type="float">
            <text:p>-13.3</text:p>
          </table:table-cell>
          <table:table-cell table:style-name="ce78" table:formula="of:=IF([.E40]+[.F33]&lt;=[.F35];[.E40]+[.F33];[.F35])" office:value-type="float" office:value="8.7" calcext:value-type="float">
            <text:p>8.7</text:p>
          </table:table-cell>
          <table:table-cell table:style-name="ce73" table:formula="of:=IF([.F40]+[.G33]&lt;=[.G35];[.F40]+[.G33];[.G35])" office:value-type="float" office:value="8.7" calcext:value-type="float">
            <text:p>8.7</text:p>
          </table:table-cell>
          <table:table-cell table:style-name="ce73" table:formula="of:=IF([.G40]+[.H33]&lt;=[.H35];[.G40]+[.H33];[.H35])" office:value-type="float" office:value="-1.3" calcext:value-type="float">
            <text:p>-1.3</text:p>
          </table:table-cell>
          <table:table-cell table:style-name="ce73" table:formula="of:=IF([.H40]+[.I33]&lt;=[.I35];[.H40]+[.I33];[.I35])" office:value-type="float" office:value="-1.3" calcext:value-type="float">
            <text:p>-1.3</text:p>
          </table:table-cell>
          <table:table-cell table:style-name="ce78" table:formula="of:=IF([.I40]+[.J33]&lt;=[.J35];[.I40]+[.J33];[.J35])" office:value-type="float" office:value="20.7" calcext:value-type="float">
            <text:p>20.7</text:p>
          </table:table-cell>
          <table:table-cell table:style-name="ce73" table:formula="of:=IF([.J40]+[.K33]&lt;=[.K35];[.J40]+[.K33];[.K35])" office:value-type="float" office:value="18.7" calcext:value-type="float">
            <text:p>18.7</text:p>
          </table:table-cell>
          <table:table-cell table:style-name="ce78" table:formula="of:=IF([.K40]+[.L33]&lt;=[.L35];[.K40]+[.L33];[.L35])" office:value-type="float" office:value="36.7" calcext:value-type="float">
            <text:p>36.7</text:p>
          </table:table-cell>
          <table:table-cell table:style-name="ce73" table:formula="of:=IF([.L40]+[.M33]&lt;=[.M35];[.L40]+[.M33];[.M35])" office:value-type="float" office:value="35.7" calcext:value-type="float">
            <text:p>35.7</text:p>
          </table:table-cell>
          <table:table-cell table:style-name="ce73" table:formula="of:=IF([.M40]+[.N33]&lt;=[.N35];[.M40]+[.N33];[.N35])" office:value-type="float" office:value="35.5" calcext:value-type="float">
            <text:p>35.5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Noise Power [dBm]</text:p>
          </table:table-cell>
          <table:table-cell table:formula="of:=[.B40]-[.B42]" office:value-type="float" office:value="-96.866200530091" calcext:value-type="float">
            <text:p>-96.9</text:p>
          </table:table-cell>
          <table:table-cell table:style-name="ce73" table:formula="of:=[.C40]-[.C42]" office:value-type="float" office:value="-96.866200530091" calcext:value-type="float">
            <text:p>-96.9</text:p>
          </table:table-cell>
          <table:table-cell table:style-name="ce73" table:formula="of:=[.D40]-[.D42]" office:value-type="float" office:value="-96.866200530091" calcext:value-type="float">
            <text:p>-96.9</text:p>
          </table:table-cell>
          <table:table-cell table:style-name="ce73" table:formula="of:=[.E40]-[.E42]" office:value-type="float" office:value="-96.866200530091" calcext:value-type="float">
            <text:p>-96.9</text:p>
          </table:table-cell>
          <table:table-cell table:style-name="ce78" table:formula="of:=[.F40]-[.F42]" office:value-type="float" office:value="-74.366200530091" calcext:value-type="float">
            <text:p>-74.4</text:p>
          </table:table-cell>
          <table:table-cell table:style-name="ce73" table:formula="of:=[.G40]-[.G42]" office:value-type="float" office:value="-74.366200530091" calcext:value-type="float">
            <text:p>-74.4</text:p>
          </table:table-cell>
          <table:table-cell table:style-name="ce73" table:formula="of:=[.H40]-[.H42]" office:value-type="float" office:value="-84.1517822545995" calcext:value-type="float">
            <text:p>-84.2</text:p>
          </table:table-cell>
          <table:table-cell table:style-name="ce73" table:formula="of:=[.I40]-[.I42]" office:value-type="float" office:value="-84.1517822545995" calcext:value-type="float">
            <text:p>-84.2</text:p>
          </table:table-cell>
          <table:table-cell table:style-name="ce78" table:formula="of:=[.J40]-[.J42]" office:value-type="float" office:value="-62.1235104425196" calcext:value-type="float">
            <text:p>-62.1</text:p>
          </table:table-cell>
          <table:table-cell table:style-name="ce73" table:formula="of:=[.K40]-[.K42]" office:value-type="float" office:value="-64.1176683252737" calcext:value-type="float">
            <text:p>-64.1</text:p>
          </table:table-cell>
          <table:table-cell table:style-name="ce78" table:formula="of:=[.L40]-[.L42]" office:value-type="float" office:value="-46.1176683252737" calcext:value-type="float">
            <text:p>-46.1</text:p>
          </table:table-cell>
          <table:table-cell table:style-name="ce73" table:formula="of:=[.M40]-[.M42]" office:value-type="float" office:value="-47.1176588606077" calcext:value-type="float">
            <text:p>-47.1</text:p>
          </table:table-cell>
          <table:table-cell table:style-name="ce73" table:formula="of:=[.N40]-[.N42]" office:value-type="float" office:value="-47.3176566918347" calcext:value-type="float">
            <text:p>-47.3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SNR [dB]</text:p>
          </table:table-cell>
          <table:table-cell table:formula="of:=[.$A$16]" office:value-type="float" office:value="83.866200530091" calcext:value-type="float">
            <text:p>83.9</text:p>
          </table:table-cell>
          <table:table-cell table:style-name="ce73" table:formula="of:=[.$A$16]-SUM([.$B$34:.C$34])" office:value-type="float" office:value="83.566200530091" calcext:value-type="float">
            <text:p>83.6</text:p>
          </table:table-cell>
          <table:table-cell table:style-name="ce73" table:formula="of:=[.$A$16]-SUM([.$B$34:.D$34])" office:value-type="float" office:value="83.566200530091" calcext:value-type="float">
            <text:p>83.6</text:p>
          </table:table-cell>
          <table:table-cell table:style-name="ce73" table:formula="of:=[.$A$16]-SUM([.$B$34:.E$34])" office:value-type="float" office:value="83.566200530091" calcext:value-type="float">
            <text:p>83.6</text:p>
          </table:table-cell>
          <table:table-cell table:style-name="ce78" table:formula="of:=[.$A$16]-SUM([.$B$34:.$F34])" office:value-type="float" office:value="83.066200530091" calcext:value-type="float">
            <text:p>83.1</text:p>
          </table:table-cell>
          <table:table-cell table:style-name="ce73" table:formula="of:=[.$A$16]-10*LOG10(10^(SUM([.$B$34:.$F$34])/10)+(10^(SUM([.$G$34:.G$34])/10)-1)/(10^(SUM([.$B$33:.$F$33])/10)))" office:value-type="float" office:value="83.066200530091" calcext:value-type="float">
            <text:p>83.1</text:p>
          </table:table-cell>
          <table:table-cell table:style-name="ce73" table:formula="of:=[.$A$16]-10*LOG10(10^(SUM([.$B$34:.$F$34])/10)+(10^(SUM([.$G$34:.H$34])/10)-1)/(10^(SUM([.$B$33:.$F$33])/10)))" office:value-type="float" office:value="82.8517822545995" calcext:value-type="float">
            <text:p>82.9</text:p>
          </table:table-cell>
          <table:table-cell table:style-name="ce73" table:formula="of:=[.$A$16]-10*LOG10(10^(SUM([.$B$34:.$F$34])/10)+(10^(SUM([.$G$34:.I$34])/10)-1)/(10^(SUM([.$B$33:.$F$33])/10)))" office:value-type="float" office:value="82.8517822545995" calcext:value-type="float">
            <text:p>82.9</text:p>
          </table:table-cell>
          <table:table-cell table:style-name="ce78" table:formula="of:=[.$A$16]-10*LOG10(10^(SUM([.$B$34:.$F$34])/10)+(10^(SUM([.$G$34:.J$34])/10)-1)/(10^(SUM([.$B$33:.$F$33])/10)))" office:value-type="float" office:value="82.8235104425196" calcext:value-type="float">
            <text:p>82.8</text:p>
          </table:table-cell>
          <table:table-cell table:style-name="ce73" table:formula="of:=[.$A$16]-10*LOG10(10^(SUM([.$B$34:.$F$34])/10)+(10^(SUM([.$G$34:.$J$34])/10)-1)/(10^(SUM([.$B$33:.$F$33])/10))+(10^(SUM([.$K$34:.$L$34])/10)-1)/(10^(SUM([.$B$33:.$J$33])/10)))" office:value-type="float" office:value="82.8176683252737" calcext:value-type="float">
            <text:p>82.8</text:p>
          </table:table-cell>
          <table:table-cell table:style-name="ce78" table:formula="of:=[.$A$16]-10*LOG10(10^(SUM([.$B$34:.$F$34])/10)+(10^(SUM([.$G$34:.$J$34])/10)-1)/(10^(SUM([.$B$33:.$F$33])/10))+(10^(SUM([.$K$34:.$L$34])/10)-1)/(10^(SUM([.$B$33:.$J$33])/10)))" office:value-type="float" office:value="82.8176683252737" calcext:value-type="float">
            <text:p>82.8</text:p>
          </table:table-cell>
          <table:table-cell table:style-name="ce73" table:formula="of:=[.$A$16]-10*LOG10(10^(SUM([.$B$34:.$F$34])/10)+(10^(SUM([.$G$34:.$J$34])/10)-1)/(10^(SUM([.$B$33:.$F$33])/10))+(10^(SUM([.$K$34:.$L$34])/10)-1)/(10^(SUM([.$B$33:.$J$33])/10))+(10^(SUM([.$M$34:.M$34])/10)-1)/(10^(SUM([.$B$33:.$L$33])/10)))" office:value-type="float" office:value="82.8176588606077" calcext:value-type="float">
            <text:p>82.8</text:p>
          </table:table-cell>
          <table:table-cell table:style-name="ce73" table:formula="of:=[.$A$16]-10*LOG10(10^(SUM([.$B$34:.$F$34])/10)+(10^(SUM([.$G$34:.$J$34])/10)-1)/(10^(SUM([.$B$33:.$F$33])/10))+(10^(SUM([.$K$34:.$L$34])/10)-1)/(10^(SUM([.$B$33:.$J$33])/10))+(10^(SUM([.$M$34:.N$34])/10)-1)/(10^(SUM([.$B$33:.$L$33])/10)))" office:value-type="float" office:value="82.8176566918348" calcext:value-type="float">
            <text:p>82.8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umulative OIP3 [dBm]</text:p>
          </table:table-cell>
          <table:table-cell table:formula="of:=[.B37]" office:value-type="float" office:value="99" calcext:value-type="float">
            <text:p>99.0</text:p>
          </table:table-cell>
          <table:table-cell table:style-name="ce73" table:formula="of:=10*LOG10(( (10^([.B43]/10)*10^([.C33]/10))^(-1) + (10^([.C37]/10))^(-1) )^-1)" office:value-type="float" office:value="49.9999414156815" calcext:value-type="float">
            <text:p>50.0</text:p>
          </table:table-cell>
          <table:table-cell table:style-name="ce73" table:formula="of:=10*LOG10(( (10^([.C43]/10)*10^([.D33]/10))^(-1) + (10^([.D37]/10))^(-1) )^-1)" office:value-type="float" office:value="49.9998867423272" calcext:value-type="float">
            <text:p>50.0</text:p>
          </table:table-cell>
          <table:table-cell table:style-name="ce73" table:formula="of:=10*LOG10(( (10^([.D43]/10)*10^([.E33]/10))^(-1) + (10^([.E37]/10))^(-1) )^-1)" office:value-type="float" office:value="49.9998320696612" calcext:value-type="float">
            <text:p>50.0</text:p>
          </table:table-cell>
          <table:table-cell table:style-name="ce78" table:formula="of:=10*LOG10(( (10^([.E43]/10)*10^([.F33]/10))^(-1) + (10^([.F37]/10))^(-1) )^-1)" office:value-type="float" office:value="59.7342662770337" calcext:value-type="float">
            <text:p>59.7</text:p>
          </table:table-cell>
          <table:table-cell table:style-name="ce73" table:formula="of:=10*LOG10(( (10^([.F43]/10)*10^([.G33]/10))^(-1) + (10^([.G37]/10))^(-1) )^-1)" office:value-type="float" office:value="59.7337520140969" calcext:value-type="float">
            <text:p>59.7</text:p>
          </table:table-cell>
          <table:table-cell table:style-name="ce73" table:formula="of:=10*LOG10(( (10^([.G43]/10)*10^([.H33]/10))^(-1) + (10^([.H37]/10))^(-1) )^-1)" office:value-type="float" office:value="49.7337005911524" calcext:value-type="float">
            <text:p>49.7</text:p>
          </table:table-cell>
          <table:table-cell table:style-name="ce73" table:formula="of:=10*LOG10(( (10^([.H43]/10)*10^([.I33]/10))^(-1) + (10^([.I37]/10))^(-1) )^-1)" office:value-type="float" office:value="49.7336491688167" calcext:value-type="float">
            <text:p>49.7</text:p>
          </table:table-cell>
          <table:table-cell table:style-name="ce78" table:formula="of:=10*LOG10(( (10^([.I43]/10)*10^([.J33]/10))^(-1) + (10^([.J37]/10))^(-1) )^-1)" office:value-type="float" office:value="59.7180037767928" calcext:value-type="float">
            <text:p>59.7</text:p>
          </table:table-cell>
          <table:table-cell table:style-name="ce73" table:formula="of:=10*LOG10(( (10^([.J43]/10)*10^([.K33]/10))^(-1) + (10^([.K37]/10))^(-1) )^-1)" office:value-type="float" office:value="57.7176805044689" calcext:value-type="float">
            <text:p>57.7</text:p>
          </table:table-cell>
          <table:table-cell table:style-name="ce78" table:formula="of:=10*LOG10(( (10^([.K43]/10)*10^([.L33]/10))^(-1) + (10^([.L37]/10))^(-1) )^-1)" office:value-type="float" office:value="75.6973319044826" calcext:value-type="float">
            <text:p>75.7</text:p>
          </table:table-cell>
          <table:table-cell table:style-name="ce73" table:formula="of:=10*LOG10(( (10^([.L43]/10)*10^([.M33]/10))^(-1) + (10^([.M37]/10))^(-1) )^-1)" office:value-type="float" office:value="74.6812361083243" calcext:value-type="float">
            <text:p>74.7</text:p>
          </table:table-cell>
          <table:table-cell table:style-name="ce73" table:formula="of:=10*LOG10(( (10^([.M43]/10)*10^([.N33]/10))^(-1) + (10^([.N37]/10))^(-1) )^-1)" office:value-type="float" office:value="74.4659202301518" calcext:value-type="float">
            <text:p>74.5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OIP3 Spur Level [dBc]</text:p>
          </table:table-cell>
          <table:table-cell table:formula="of:=-2*([.B43]-[.B40])" office:value-type="float" office:value="-224" calcext:value-type="float">
            <text:p>-224.0</text:p>
          </table:table-cell>
          <table:table-cell table:style-name="ce73" table:formula="of:=-2*([.C43]-[.C40])" office:value-type="float" office:value="-126.599882831363" calcext:value-type="float">
            <text:p>-126.6</text:p>
          </table:table-cell>
          <table:table-cell table:style-name="ce73" table:formula="of:=-2*([.D43]-[.D40])" office:value-type="float" office:value="-126.599773484654" calcext:value-type="float">
            <text:p>-126.6</text:p>
          </table:table-cell>
          <table:table-cell table:style-name="ce73" table:formula="of:=-2*([.E43]-[.E40])" office:value-type="float" office:value="-126.599664139322" calcext:value-type="float">
            <text:p>-126.6</text:p>
          </table:table-cell>
          <table:table-cell table:style-name="ce78" table:formula="of:=-2*([.F43]-[.F40])" office:value-type="float" office:value="-102.068532554067" calcext:value-type="float">
            <text:p>-102.1</text:p>
          </table:table-cell>
          <table:table-cell table:style-name="ce73" table:formula="of:=-2*([.G43]-[.G40])" office:value-type="float" office:value="-102.067504028194" calcext:value-type="float">
            <text:p>-102.1</text:p>
          </table:table-cell>
          <table:table-cell table:style-name="ce73" table:formula="of:=-2*([.H43]-[.H40])" office:value-type="float" office:value="-102.067401182305" calcext:value-type="float">
            <text:p>-102.1</text:p>
          </table:table-cell>
          <table:table-cell table:style-name="ce73" table:formula="of:=-2*([.I43]-[.I40])" office:value-type="float" office:value="-102.067298337633" calcext:value-type="float">
            <text:p>-102.1</text:p>
          </table:table-cell>
          <table:table-cell table:style-name="ce78" table:formula="of:=-2*([.J43]-[.J40])" office:value-type="float" office:value="-78.0360075535857" calcext:value-type="float">
            <text:p>-78.0</text:p>
          </table:table-cell>
          <table:table-cell table:style-name="ce73" table:formula="of:=-2*([.K43]-[.K40])" office:value-type="float" office:value="-78.0353610089378" calcext:value-type="float">
            <text:p>-78.0</text:p>
          </table:table-cell>
          <table:table-cell table:style-name="ce78" table:formula="of:=-2*([.L43]-[.L40])" office:value-type="float" office:value="-77.9946638089651" calcext:value-type="float">
            <text:p>-78.0</text:p>
          </table:table-cell>
          <table:table-cell table:style-name="ce73" table:formula="of:=-2*([.M43]-[.M40])" office:value-type="float" office:value="-77.9624722166486" calcext:value-type="float">
            <text:p>-78.0</text:p>
          </table:table-cell>
          <table:table-cell table:style-name="ce73" table:formula="of:=-2*([.N43]-[.N40])" office:value-type="float" office:value="-77.9318404603036" calcext:value-type="float">
            <text:p>-77.9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SFDR [dB]</text:p>
          </table:table-cell>
          <table:table-cell table:formula="of:=[.B40]-IF([.B41]&gt;=[.B40]+[.B44];[.B41];[.B40]+[.B44])" office:value-type="float" office:value="83.866200530091" calcext:value-type="float">
            <text:p>83.9</text:p>
          </table:table-cell>
          <table:table-cell table:style-name="ce73" table:formula="of:=[.C40]-IF([.C41]&gt;=[.C40]+[.C44];[.C41];[.C40]+[.C44])" office:value-type="float" office:value="83.566200530091" calcext:value-type="float">
            <text:p>83.6</text:p>
          </table:table-cell>
          <table:table-cell table:style-name="ce73" table:formula="of:=[.D40]-IF([.D41]&gt;=[.D40]+[.D44];[.D41];[.D40]+[.D44])" office:value-type="float" office:value="83.566200530091" calcext:value-type="float">
            <text:p>83.6</text:p>
          </table:table-cell>
          <table:table-cell table:style-name="ce73" table:formula="of:=[.E40]-IF([.E41]&gt;=[.E40]+[.E44];[.E41];[.E40]+[.E44])" office:value-type="float" office:value="83.566200530091" calcext:value-type="float">
            <text:p>83.6</text:p>
          </table:table-cell>
          <table:table-cell table:style-name="ce78" table:formula="of:=[.F40]-IF([.F41]&gt;=[.F40]+[.F44];[.F41];[.F40]+[.F44])" office:value-type="float" office:value="83.066200530091" calcext:value-type="float">
            <text:p>83.1</text:p>
          </table:table-cell>
          <table:table-cell table:style-name="ce73" table:formula="of:=[.G40]-IF([.G41]&gt;=[.G40]+[.G44];[.G41];[.G40]+[.G44])" office:value-type="float" office:value="83.066200530091" calcext:value-type="float">
            <text:p>83.1</text:p>
          </table:table-cell>
          <table:table-cell table:style-name="ce73" table:formula="of:=[.H40]-IF([.H41]&gt;=[.H40]+[.H44];[.H41];[.H40]+[.H44])" office:value-type="float" office:value="82.8517822545995" calcext:value-type="float">
            <text:p>82.9</text:p>
          </table:table-cell>
          <table:table-cell table:style-name="ce73" table:formula="of:=[.I40]-IF([.I41]&gt;=[.I40]+[.I44];[.I41];[.I40]+[.I44])" office:value-type="float" office:value="82.8517822545995" calcext:value-type="float">
            <text:p>82.9</text:p>
          </table:table-cell>
          <table:table-cell table:style-name="ce78" table:formula="of:=[.J40]-IF([.J41]&gt;=[.J40]+[.J44];[.J41];[.J40]+[.J44])" office:value-type="float" office:value="78.0360075535857" calcext:value-type="float">
            <text:p>78.0</text:p>
          </table:table-cell>
          <table:table-cell table:style-name="ce73" table:formula="of:=[.K40]-IF([.K41]&gt;=[.K40]+[.K44];[.K41];[.K40]+[.K44])" office:value-type="float" office:value="78.0353610089378" calcext:value-type="float">
            <text:p>78.0</text:p>
          </table:table-cell>
          <table:table-cell table:style-name="ce78" table:formula="of:=[.L40]-IF([.L41]&gt;=[.L40]+[.L44];[.L41];[.L40]+[.L44])" office:value-type="float" office:value="77.9946638089651" calcext:value-type="float">
            <text:p>78.0</text:p>
          </table:table-cell>
          <table:table-cell table:style-name="ce73" table:formula="of:=[.M40]-IF([.M41]&gt;=[.M40]+[.M44];[.M41];[.M40]+[.M44])" office:value-type="float" office:value="77.9624722166486" calcext:value-type="float">
            <text:p>78.0</text:p>
          </table:table-cell>
          <table:table-cell table:style-name="ce73" table:formula="of:=[.N40]-IF([.N41]&gt;=[.N40]+[.N44];[.N41];[.N40]+[.N44])" office:value-type="float" office:value="77.9318404603036" calcext:value-type="float">
            <text:p>77.9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DC Power</text:p>
          </table:table-cell>
          <table:table-cell table:formula="of:=[.B30]*[.B31]" office:value-type="float" office:value="0" calcext:value-type="float">
            <text:p>0.0</text:p>
          </table:table-cell>
          <table:table-cell table:style-name="ce73" table:formula="of:=[.C30]*[.C31]" office:value-type="float" office:value="0" calcext:value-type="float">
            <text:p>0.0</text:p>
          </table:table-cell>
          <table:table-cell table:style-name="ce73" table:formula="of:=[.D30]*[.D31]" office:value-type="float" office:value="0" calcext:value-type="float">
            <text:p>0.0</text:p>
          </table:table-cell>
          <table:table-cell table:style-name="ce73" table:formula="of:=[.E30]*[.E31]" office:value-type="float" office:value="0" calcext:value-type="float">
            <text:p>0.0</text:p>
          </table:table-cell>
          <table:table-cell table:style-name="ce78" table:formula="of:=[.F30]*[.F31]" office:value-type="float" office:value="0.45" calcext:value-type="float">
            <text:p>0.5</text:p>
          </table:table-cell>
          <table:table-cell table:style-name="ce73" table:formula="of:=[.G30]*[.G31]" office:value-type="float" office:value="0" calcext:value-type="float">
            <text:p>0.0</text:p>
          </table:table-cell>
          <table:table-cell table:style-name="ce73" table:formula="of:=[.H30]*[.H31]" office:value-type="float" office:value="0" calcext:value-type="float">
            <text:p>0.0</text:p>
          </table:table-cell>
          <table:table-cell table:style-name="ce73" table:formula="of:=[.I30]*[.I31]" office:value-type="float" office:value="0" calcext:value-type="float">
            <text:p>0.0</text:p>
          </table:table-cell>
          <table:table-cell table:style-name="ce78" table:formula="of:=[.J30]*[.J31]" office:value-type="float" office:value="0.45" calcext:value-type="float">
            <text:p>0.5</text:p>
          </table:table-cell>
          <table:table-cell table:style-name="ce73" table:formula="of:=[.K30]*[.K31]" office:value-type="float" office:value="0" calcext:value-type="float">
            <text:p>0.0</text:p>
          </table:table-cell>
          <table:table-cell table:style-name="ce78" table:formula="of:=[.L30]*[.L31]" office:value-type="float" office:value="4.55" calcext:value-type="float">
            <text:p>4.6</text:p>
          </table:table-cell>
          <table:table-cell table:style-name="ce73" table:formula="of:=[.M30]*[.M31]" office:value-type="float" office:value="0" calcext:value-type="float">
            <text:p>0.0</text:p>
          </table:table-cell>
          <table:table-cell table:style-name="ce73" table:formula="of:=[.N30]*[.N31]" office:value-type="float" office:value="0.178" calcext:value-type="float">
            <text:p>0.2</text:p>
          </table:table-cell>
          <table:table-cell table:number-columns-repeated="1001"/>
        </table:table-row>
        <table:table-row table:style-name="ro1">
          <table:table-cell table:style-name="Default" table:number-columns-repeated="14"/>
          <table:table-cell table:number-columns-repeated="1001"/>
        </table:table-row>
        <table:table-row table:style-name="ro1">
          <table:table-cell table:style-name="ce55" office:value-type="string" calcext:value-type="string">
            <text:p>Component Parameters</text:p>
          </table:table-cell>
          <table:table-cell table:style-name="Default" table:number-columns-repeated="13"/>
          <table:table-cell table:number-columns-repeated="1001"/>
        </table:table-row>
        <table:table-row table:style-name="ro3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ANT SMA Jack</text:p>
          </table:table-cell>
          <table:table-cell table:style-name="ce66" office:value-type="string" calcext:value-type="string">
            <text:p>TX/RX Switch</text:p>
          </table:table-cell>
          <table:table-cell table:style-name="ce66" office:value-type="string" calcext:value-type="string">
            <text:p>0404 SMT 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Qorvo SPF5189Z</text:p>
          </table:table-cell>
          <table:table-cell table:style-name="ce66" office:value-type="string" calcext:value-type="string">
            <text:p>0404 SMT Attenuator</text:p>
          </table:table-cell>
          <table:table-cell table:number-columns-repeated="2"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Qorvo SPF5189Z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Qorvo RFPA3800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TE 1462051-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70" table:number-columns-repeated="3"/>
          <table:table-cell table:style-name="ce70" office:value-type="float" office:value="5" calcext:value-type="float">
            <text:p>5.0</text:p>
          </table:table-cell>
          <table:table-cell table:style-name="ce70" table:number-columns-repeated="3"/>
          <table:table-cell table:style-name="ce70" office:value-type="float" office:value="7.5" calcext:value-type="float">
            <text:p>7.5</text:p>
          </table:table-cell>
          <table:table-cell table:style-name="ce70"/>
          <table:table-cell table:style-name="ce70" office:value-type="float" office:value="15" calcext:value-type="float">
            <text:p>15.0</text:p>
          </table:table-cell>
          <table:table-cell table:style-name="ce70"/>
          <table:table-cell table:style-name="ce70" office:value-type="float" office:value="5" calcext:value-type="float">
            <text:p>5.0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Operating Current [A]</text:p>
          </table:table-cell>
          <table:table-cell/>
          <table:table-cell table:style-name="ce71" table:number-columns-repeated="3"/>
          <table:table-cell table:style-name="ce71" office:value-type="float" office:value="0.9" calcext:value-type="float">
            <text:p>0.900</text:p>
          </table:table-cell>
          <table:table-cell table:style-name="ce71" table:number-columns-repeated="3"/>
          <table:table-cell table:style-name="ce71" office:value-type="float" office:value="0.9" calcext:value-type="float">
            <text:p>0.900</text:p>
          </table:table-cell>
          <table:table-cell table:style-name="ce71"/>
          <table:table-cell table:style-name="ce71" office:value-type="float" office:value="3" calcext:value-type="float">
            <text:p>3.000</text:p>
          </table:table-cell>
          <table:table-cell table:style-name="ce71"/>
          <table:table-cell table:style-name="ce71" table:formula="of:=0.178/[.N50]" office:value-type="float" office:value="0.0356" calcext:value-type="float">
            <text:p>0.0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69"/>
          <table:table-cell table:style-name="ce72" table:number-columns-repeated="7"/>
          <table:table-cell table:style-name="ce72" office:value-type="percentage" office:value="0.7" calcext:value-type="percentage">
            <text:p>70%</text:p>
          </table:table-cell>
          <table:table-cell table:style-name="ce72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style-name="ce73" office:value-type="float" office:value="-0.4" calcext:value-type="float">
            <text:p>-0.4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2" calcext:value-type="float">
            <text:p>22.0</text:p>
          </table:table-cell>
          <table:table-cell table:style-name="ce73" office:value-type="float" office:value="0" calcext:value-type="float">
            <text:p>0.0</text:p>
          </table:table-cell>
          <table:table-cell table:number-columns-repeated="2" table:style-name="ce73" office:value-type="float" office:value="-3" calcext:value-type="float">
            <text:p>-3.0</text:p>
          </table:table-cell>
          <table:table-cell table:style-name="ce73" office:value-type="float" office:value="21" calcext:value-type="float">
            <text:p>21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18" calcext:value-type="float">
            <text:p>18.0</text:p>
          </table:table-cell>
          <table:table-cell table:style-name="ce73" office:value-type="float" office:value="-1" calcext:value-type="float">
            <text:p>-1.0</text:p>
          </table:table-cell>
          <table:table-cell table:style-name="ce73" office:value-type="float" office:value="-0.2" calcext:value-type="float">
            <text:p>-0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style-name="ce73" office:value-type="float" office:value="0.4" calcext:value-type="float">
            <text:p>0.4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.9" calcext:value-type="float">
            <text:p>2.9</text:p>
          </table:table-cell>
          <table:table-cell table:style-name="ce73" office:value-type="float" office:value="0" calcext:value-type="float">
            <text:p>0.0</text:p>
          </table:table-cell>
          <table:table-cell table:number-columns-repeated="2" table:style-name="ce73" office:value-type="float" office:value="3" calcext:value-type="float">
            <text:p>3.0</text:p>
          </table:table-cell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1" calcext:value-type="float">
            <text:p>1.0</text:p>
          </table:table-cell>
          <table:table-cell table:style-name="ce73" office:value-type="float" office:value="0.2" calcext:value-type="float">
            <text:p>0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73" office:value-type="float" office:value="20" calcext:value-type="float">
            <text:p>20.0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3" office:value-type="float" office:value="24" calcext:value-type="float">
            <text:p>24.0</text:p>
          </table:table-cell>
          <table:table-cell table:number-columns-repeated="3" table:style-name="ce73" office:value-type="float" office:value="18" calcext:value-type="float">
            <text:p>18.0</text:p>
          </table:table-cell>
          <table:table-cell table:style-name="ce73" table:formula="of:=10*LOG10(3/0.001)" office:value-type="float" office:value="34.7712125471966" calcext:value-type="float">
            <text:p>34.8</text:p>
          </table:table-cell>
          <table:table-cell table:style-name="ce73" office:value-type="float" office:value="33" calcext:value-type="float">
            <text:p>33.0</text:p>
          </table:table-cell>
          <table:table-cell table:style-name="ce73" table:formula="of:=10*LOG10(31/0.001)" office:value-type="float" office:value="44.9136169383427" calcext:value-type="float">
            <text:p>44.9</text:p>
          </table:table-cell>
          <table:table-cell table:style-name="ce73" office:value-type="float" office:value="50" calcext:value-type="float">
            <text:p>50.0</text:p>
          </table:table-cell>
          <table:table-cell table:style-name="ce73" table:formula="of:=10*LOG10(50/0.001)" office:value-type="float" office:value="46.9897000433602" calcext:value-type="float">
            <text:p>47.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70" table:number-columns-repeated="3"/>
          <table:table-cell table:style-name="ce70" office:value-type="float" office:value="37.5" calcext:value-type="float">
            <text:p>37.5</text:p>
          </table:table-cell>
          <table:table-cell table:style-name="ce70" table:number-columns-repeated="7"/>
          <table:table-cell table:style-name="ce73" office:value-type="float" office:value="99" calcext:value-type="float">
            <text:p>99.0</text:p>
          </table:table-cell>
          <table:table-cell table:number-columns-repeated="1001"/>
        </table:table-row>
      </table:table>
      <table:table table:name="Receive Path" table:style-name="ta1">
        <table:table-column table:style-name="co1" table:default-cell-style-name="ce66"/>
        <table:table-column table:style-name="co3" table:default-cell-style-name="ce68"/>
        <table:table-column table:style-name="co3" table:number-columns-repeated="10" table:default-cell-style-name="ce58"/>
        <table:table-column table:style-name="co4" table:default-cell-style-name="ce58"/>
        <table:table-column table:style-name="co4" table:number-columns-repeated="1004" table:default-cell-style-name="Default"/>
        <table:table-row table:style-name="ro1">
          <table:table-cell table:style-name="ce55" office:value-type="string" calcext:value-type="string">
            <text:p>Receive Path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55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55" office:value-type="string" calcext:value-type="string">
            <text:p>Inpu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56" office:value-type="string" calcext:value-type="string">
            <text:p>Signal Power [dBm]</text:p>
          </table:table-cell>
          <table:table-cell table:style-name="Default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58" office:value-type="float" office:value="-140" calcext:value-type="float">
            <text:p>-140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8">
          <table:table-cell table:style-name="ce56" office:value-type="string" calcext:value-type="string">
            <text:p>Noise Power </text:p>
            <text:p>[dBm/Hz] 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58" office:value-type="float" office:value="-150" calcext:value-type="float">
            <text:p>-150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56" office:value-type="string" calcext:value-type="string">
            <text:p>Noise Bandwidth [Hz]</text:p>
          </table:table-cell>
          <table:table-cell table:style-name="Default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59" office:value-type="float" office:value="50000000" calcext:value-type="float">
            <text:p>50.0E+06</text:p>
          </table:table-cell>
          <table:table-cell table:style-name="ce67"/>
          <table:table-cell table:number-columns-repeated="11"/>
          <table:table-cell table:style-name="ce58" table:number-columns-repeated="1004"/>
        </table:table-row>
        <table:table-row table:style-name="ro8">
          <table:table-cell table:style-name="ce60" office:value-type="string" calcext:value-type="string">
            <text:p>Integrated Noise Power [dBm]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61" table:formula="of:=[.A7]+10*LOG10([.A9])" office:value-type="float" office:value="-73.0102999566398" calcext:value-type="float">
            <text:p>-73.0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62" office:value-type="string" calcext:value-type="string">
            <text:p>Input SNR [dB]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61" table:formula="of:=[.A5]-[.A11]" office:value-type="float" office:value="-66.9897000433602" calcext:value-type="float">
            <text:p>-67.0</text:p>
          </table:table-cell>
          <table:table-cell table:style-name="ce58"/>
          <table:table-cell table:number-columns-repeated="11"/>
          <table:table-cell table:style-name="ce58" table:number-columns-repeated="1004"/>
        </table:table-row>
        <table:table-row table:style-name="ro1">
          <table:table-cell table:style-name="ce55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55" office:value-type="string" calcext:value-type="string">
            <text:p>Componen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9">
          <table:table-cell office:value-type="string" calcext:value-type="string">
            <text:p>Description</text:p>
          </table:table-cell>
          <table:table-cell table:style-name="ce66" office:value-type="string" calcext:value-type="string">
            <text:p>ANT SMA Jack</text:p>
          </table:table-cell>
          <table:table-cell table:style-name="ce66" office:value-type="string" calcext:value-type="string">
            <text:p>TX/RX Switch</text:p>
          </table:table-cell>
          <table:table-cell table:style-name="ce66" office:value-type="string" calcext:value-type="string">
            <text:p>0404 SMT 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NXP BGU6104</text:p>
          </table:table-cell>
          <table:table-cell table:style-name="ce66" office:value-type="string" calcext:value-type="string">
            <text:p>0404 SMT Attenuator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NXP AFT05MS003N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NXP AFT05MS03</text:p>
          </table:table-cell>
          <table:table-cell table:style-name="ce66" office:value-type="string" calcext:value-type="string">
            <text:p>Filter / Matching Network</text:p>
          </table:table-cell>
          <table:table-cell table:style-name="ce66" office:value-type="string" calcext:value-type="string">
            <text:p>TX/RX Switch</text:p>
          </table:table-cell>
          <table:table-cell table:style-name="ce80" table:number-columns-repeated="1004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70" table:number-columns-repeated="3"/>
          <table:table-cell table:style-name="ce70" office:value-type="float" office:value="5" calcext:value-type="float">
            <text:p>5.0</text:p>
          </table:table-cell>
          <table:table-cell table:style-name="ce70" table:number-columns-repeated="2"/>
          <table:table-cell table:style-name="ce70" office:value-type="float" office:value="7.5" calcext:value-type="float">
            <text:p>7.5</text:p>
          </table:table-cell>
          <table:table-cell table:style-name="ce70"/>
          <table:table-cell table:style-name="ce70" office:value-type="float" office:value="15" calcext:value-type="float">
            <text:p>15.0</text:p>
          </table:table-cell>
          <table:table-cell table:style-name="ce70" table:number-columns-repeated="2"/>
          <table:table-cell table:style-name="ce80" table:number-columns-repeated="1004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71" table:number-columns-repeated="3"/>
          <table:table-cell table:style-name="ce71" office:value-type="float" office:value="0.04" calcext:value-type="float">
            <text:p>0.040</text:p>
          </table:table-cell>
          <table:table-cell table:style-name="ce71" table:number-columns-repeated="2"/>
          <table:table-cell table:style-name="ce71" table:formula="of:=[.I19]/[.I26]*[.I17]" office:value-type="float" office:value="-0.0522388059701493" calcext:value-type="float">
            <text:p>-0.052</text:p>
          </table:table-cell>
          <table:table-cell table:style-name="ce71"/>
          <table:table-cell table:style-name="ce71" office:value-type="float" office:value="3" calcext:value-type="float">
            <text:p>3.000</text:p>
          </table:table-cell>
          <table:table-cell table:style-name="ce71" table:number-columns-repeated="2"/>
          <table:table-cell table:style-name="ce80" table:number-columns-repeated="1004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69"/>
          <table:table-cell table:style-name="ce72" table:number-columns-repeated="6"/>
          <table:table-cell table:style-name="ce72" office:value-type="percentage" office:value="0.7" calcext:value-type="percentage">
            <text:p>70%</text:p>
          </table:table-cell>
          <table:table-cell table:style-name="ce72" table:number-columns-repeated="4"/>
          <table:table-cell table:style-name="ce80" table:number-columns-repeated="1004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73" office:value-type="float" office:value="-2" calcext:value-type="float">
            <text:p>-2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8.5" calcext:value-type="float">
            <text:p>28.5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21" calcext:value-type="float">
            <text:p>21.0</text:p>
          </table:table-cell>
          <table:table-cell table:style-name="ce73" office:value-type="float" office:value="-3" calcext:value-type="float">
            <text:p>-3.0</text:p>
          </table:table-cell>
          <table:table-cell table:style-name="ce73" office:value-type="float" office:value="18" calcext:value-type="float">
            <text:p>18.0</text:p>
          </table:table-cell>
          <table:table-cell table:number-columns-repeated="2" table:style-name="ce73" office:value-type="float" office:value="-1" calcext:value-type="float">
            <text:p>-1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73" office:value-type="float" office:value="2" calcext:value-type="float">
            <text:p>2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office:value-type="float" office:value="1.2" calcext:value-type="float">
            <text:p>1.2</text:p>
          </table:table-cell>
          <table:table-cell table:style-name="ce73" office:value-type="float" office:value="0" calcext:value-type="float">
            <text:p>0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3" calcext:value-type="float">
            <text:p>3.0</text:p>
          </table:table-cell>
          <table:table-cell table:style-name="ce73" office:value-type="float" office:value="10" calcext:value-type="float">
            <text:p>10.0</text:p>
          </table:table-cell>
          <table:table-cell table:number-columns-repeated="2" table:style-name="ce73" office:value-type="float" office:value="1" calcext:value-type="float">
            <text:p>1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73" office:value-type="float" office:value="20" calcext:value-type="float">
            <text:p>20.0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3" office:value-type="float" office:value="15.5" calcext:value-type="float">
            <text:p>15.5</text:p>
          </table:table-cell>
          <table:table-cell table:number-columns-repeated="2" table:style-name="ce73" office:value-type="float" office:value="18" calcext:value-type="float">
            <text:p>18.0</text:p>
          </table:table-cell>
          <table:table-cell table:style-name="ce73" table:formula="of:=10*LOG10(3/0.001)" office:value-type="float" office:value="34.7712125471966" calcext:value-type="float">
            <text:p>34.8</text:p>
          </table:table-cell>
          <table:table-cell table:style-name="ce73" office:value-type="float" office:value="33" calcext:value-type="float">
            <text:p>33.0</text:p>
          </table:table-cell>
          <table:table-cell table:style-name="ce73" table:formula="of:=10*LOG10(31/0.001)" office:value-type="float" office:value="44.9136169383427" calcext:value-type="float">
            <text:p>44.9</text:p>
          </table:table-cell>
          <table:table-cell table:number-columns-repeated="2" table:style-name="ce73" office:value-type="float" office:value="50" calcext:value-type="float">
            <text:p>50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70" table:number-columns-repeated="3"/>
          <table:table-cell table:style-name="ce70" office:value-type="float" office:value="26" calcext:value-type="float">
            <text:p>26.0</text:p>
          </table:table-cell>
          <table:table-cell table:style-name="ce70" table:number-columns-repeated="7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55" office:value-type="string" calcext:value-type="string">
            <text:p>System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Signal Power [dBm]</text:p>
          </table:table-cell>
          <table:table-cell table:formula="of:=[.$A$5]+[.B20]" office:value-type="float" office:value="-140" calcext:value-type="float">
            <text:p>-140.0</text:p>
          </table:table-cell>
          <table:table-cell table:style-name="ce73" table:formula="of:=IF([.B26]+[.C20]&lt;=[.C22];[.B26]+[.C20])" office:value-type="float" office:value="-142" calcext:value-type="float">
            <text:p>-142.0</text:p>
          </table:table-cell>
          <table:table-cell table:style-name="ce73" table:formula="of:=IF([.C26]+[.D20]&lt;=[.D22];[.C26]+[.D20])" office:value-type="float" office:value="-144" calcext:value-type="float">
            <text:p>-144.0</text:p>
          </table:table-cell>
          <table:table-cell table:style-name="ce73" table:formula="of:=IF([.D26]+[.E20]&lt;=[.E22];[.D26]+[.E20])" office:value-type="float" office:value="-147" calcext:value-type="float">
            <text:p>-147.0</text:p>
          </table:table-cell>
          <table:table-cell table:style-name="ce73" table:formula="of:=IF([.E26]+[.F20]&lt;=[.F22];[.E26]+[.F20])" office:value-type="float" office:value="-118.5" calcext:value-type="float">
            <text:p>-118.5</text:p>
          </table:table-cell>
          <table:table-cell table:style-name="ce73" table:formula="of:=IF([.F26]+[.G20]&lt;=[.G22];[.F26]+[.G20])" office:value-type="float" office:value="-118.5" calcext:value-type="float">
            <text:p>-118.5</text:p>
          </table:table-cell>
          <table:table-cell table:style-name="ce73" table:formula="of:=IF([.G26]+[.H20]&lt;=[.H22];[.G26]+[.H20])" office:value-type="float" office:value="-121.5" calcext:value-type="float">
            <text:p>-121.5</text:p>
          </table:table-cell>
          <table:table-cell table:style-name="ce73" table:formula="of:=IF([.H26]+[.I20]&lt;=[.I22];[.H26]+[.I20])" office:value-type="float" office:value="-100.5" calcext:value-type="float">
            <text:p>-100.5</text:p>
          </table:table-cell>
          <table:table-cell table:style-name="ce73" table:formula="of:=IF([.I26]+[.J20]&lt;=[.J22];[.I26]+[.J20])" office:value-type="float" office:value="-103.5" calcext:value-type="float">
            <text:p>-103.5</text:p>
          </table:table-cell>
          <table:table-cell table:style-name="ce81" table:formula="of:=IF([.J26]+[.K20]&lt;=[.K22];[.J26]+[.K20])" office:value-type="float" office:value="-85.5" calcext:value-type="float">
            <text:p>-85.5</text:p>
          </table:table-cell>
          <table:table-cell table:style-name="ce73" table:formula="of:=IF([.K26]+[.L20]&lt;=[.L22];[.K26]+[.L20])" office:value-type="float" office:value="-86.5" calcext:value-type="float">
            <text:p>-86.5</text:p>
          </table:table-cell>
          <table:table-cell table:style-name="ce73" table:formula="of:=IF([.L26]+[.M20]&lt;=[.M22];[.L26]+[.M20])" office:value-type="float" office:value="-87.5" calcext:value-type="float">
            <text:p>-87.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ise Power [dB]</text:p>
          </table:table-cell>
          <table:table-cell table:formula="of:=[.$A$11]+[.B21]+[.B20]" office:value-type="float" office:value="-73.0102999566398" calcext:value-type="float">
            <text:p>-73.0</text:p>
          </table:table-cell>
          <table:table-cell table:style-name="ce73" table:formula="of:=[.B27]+[.C21]+[.C20]" office:value-type="float" office:value="-73.0102999566398" calcext:value-type="float">
            <text:p>-73.0</text:p>
          </table:table-cell>
          <table:table-cell table:style-name="ce73" table:formula="of:=[.C27]+[.D21]+[.D20]" office:value-type="float" office:value="-73.0102999566398" calcext:value-type="float">
            <text:p>-73.0</text:p>
          </table:table-cell>
          <table:table-cell table:style-name="ce73" table:formula="of:=[.D27]+[.E21]+[.E20]" office:value-type="float" office:value="-73.0102999566398" calcext:value-type="float">
            <text:p>-73.0</text:p>
          </table:table-cell>
          <table:table-cell table:style-name="ce73" table:formula="of:=[.E27]+[.F21]+[.F20]" office:value-type="float" office:value="-43.3102999566398" calcext:value-type="float">
            <text:p>-43.3</text:p>
          </table:table-cell>
          <table:table-cell table:style-name="ce73" table:formula="of:=[.F27]+[.G21]+[.G20]" office:value-type="float" office:value="-43.3102999566398" calcext:value-type="float">
            <text:p>-43.3</text:p>
          </table:table-cell>
          <table:table-cell table:style-name="ce73" table:formula="of:=[.G27]+[.H21]+[.H20]" office:value-type="float" office:value="-43.3102999566398" calcext:value-type="float">
            <text:p>-43.3</text:p>
          </table:table-cell>
          <table:table-cell table:style-name="ce73" table:formula="of:=[.H27]+[.I21]+[.I20]" office:value-type="float" office:value="-12.3102999566398" calcext:value-type="float">
            <text:p>-12.3</text:p>
          </table:table-cell>
          <table:table-cell table:style-name="ce73" table:formula="of:=[.I27]+[.J21]+[.J20]" office:value-type="float" office:value="-12.3102999566398" calcext:value-type="float">
            <text:p>-12.3</text:p>
          </table:table-cell>
          <table:table-cell table:style-name="ce73" table:formula="of:=[.J27]+[.K21]+[.K20]" office:value-type="float" office:value="15.6897000433602" calcext:value-type="float">
            <text:p>15.7</text:p>
          </table:table-cell>
          <table:table-cell table:style-name="ce73" table:formula="of:=[.K27]+[.L21]+[.L20]" office:value-type="float" office:value="15.6897000433602" calcext:value-type="float">
            <text:p>15.7</text:p>
          </table:table-cell>
          <table:table-cell table:style-name="ce73" table:formula="of:=[.L27]+[.M21]+[.M20]" office:value-type="float" office:value="15.6897000433602" calcext:value-type="float">
            <text:p>15.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NR [dB]</text:p>
          </table:table-cell>
          <table:table-cell table:formula="of:=[.B26]-[.B27]" office:value-type="float" office:value="-66.9897000433602" calcext:value-type="float">
            <text:p>-67.0</text:p>
          </table:table-cell>
          <table:table-cell table:style-name="ce73" table:formula="of:=[.C26]-[.C27]" office:value-type="float" office:value="-68.9897000433602" calcext:value-type="float">
            <text:p>-69.0</text:p>
          </table:table-cell>
          <table:table-cell table:style-name="ce73" table:formula="of:=[.D26]-[.D27]" office:value-type="float" office:value="-70.9897000433602" calcext:value-type="float">
            <text:p>-71.0</text:p>
          </table:table-cell>
          <table:table-cell table:style-name="ce73" table:formula="of:=[.E26]-[.E27]" office:value-type="float" office:value="-73.9897000433602" calcext:value-type="float">
            <text:p>-74.0</text:p>
          </table:table-cell>
          <table:table-cell table:style-name="ce73" table:formula="of:=[.F26]-[.F27]" office:value-type="float" office:value="-75.1897000433602" calcext:value-type="float">
            <text:p>-75.2</text:p>
          </table:table-cell>
          <table:table-cell table:style-name="ce73" table:formula="of:=[.G26]-[.G27]" office:value-type="float" office:value="-75.1897000433602" calcext:value-type="float">
            <text:p>-75.2</text:p>
          </table:table-cell>
          <table:table-cell table:style-name="ce73" table:formula="of:=[.H26]-[.H27]" office:value-type="float" office:value="-78.1897000433602" calcext:value-type="float">
            <text:p>-78.2</text:p>
          </table:table-cell>
          <table:table-cell table:style-name="ce73" table:formula="of:=[.I26]-[.I27]" office:value-type="float" office:value="-88.1897000433602" calcext:value-type="float">
            <text:p>-88.2</text:p>
          </table:table-cell>
          <table:table-cell table:style-name="ce73" table:formula="of:=[.J26]-[.J27]" office:value-type="float" office:value="-91.1897000433602" calcext:value-type="float">
            <text:p>-91.2</text:p>
          </table:table-cell>
          <table:table-cell table:style-name="ce73" table:formula="of:=[.K26]-[.K27]" office:value-type="float" office:value="-101.18970004336" calcext:value-type="float">
            <text:p>-101.2</text:p>
          </table:table-cell>
          <table:table-cell table:style-name="ce73" table:formula="of:=[.L26]-[.L27]" office:value-type="float" office:value="-102.18970004336" calcext:value-type="float">
            <text:p>-102.2</text:p>
          </table:table-cell>
          <table:table-cell table:style-name="ce73" table:formula="of:=[.M26]-[.M27]" office:value-type="float" office:value="-103.18970004336" calcext:value-type="float">
            <text:p>-103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73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DC Power</text:p>
          </table:table-cell>
          <table:table-cell table:formula="of:=[.B17]*[.B18]" office:value-type="float" office:value="0" calcext:value-type="float">
            <text:p>0.0</text:p>
          </table:table-cell>
          <table:table-cell table:style-name="ce73" table:formula="of:=[.C17]*[.C18]" office:value-type="float" office:value="0" calcext:value-type="float">
            <text:p>0.0</text:p>
          </table:table-cell>
          <table:table-cell table:style-name="ce73" table:formula="of:=[.D17]*[.D18]" office:value-type="float" office:value="0" calcext:value-type="float">
            <text:p>0.0</text:p>
          </table:table-cell>
          <table:table-cell table:style-name="ce73" table:formula="of:=[.E17]*[.E18]" office:value-type="float" office:value="0" calcext:value-type="float">
            <text:p>0.0</text:p>
          </table:table-cell>
          <table:table-cell table:style-name="ce73" table:formula="of:=[.F17]*[.F18]" office:value-type="float" office:value="0.2" calcext:value-type="float">
            <text:p>0.2</text:p>
          </table:table-cell>
          <table:table-cell table:style-name="ce73" table:formula="of:=[.G17]*[.G18]" office:value-type="float" office:value="0" calcext:value-type="float">
            <text:p>0.0</text:p>
          </table:table-cell>
          <table:table-cell table:style-name="ce73" table:formula="of:=[.H17]*[.H18]" office:value-type="float" office:value="0" calcext:value-type="float">
            <text:p>0.0</text:p>
          </table:table-cell>
          <table:table-cell table:style-name="ce73" table:formula="of:=[.I17]*[.I18]" office:value-type="float" office:value="-0.391791044776119" calcext:value-type="float">
            <text:p>-0.4</text:p>
          </table:table-cell>
          <table:table-cell table:style-name="ce73" table:formula="of:=[.J17]*[.J18]" office:value-type="float" office:value="0" calcext:value-type="float">
            <text:p>0.0</text:p>
          </table:table-cell>
          <table:table-cell table:style-name="ce73" table:formula="of:=[.K17]*[.K18]" office:value-type="float" office:value="45" calcext:value-type="float">
            <text:p>45.0</text:p>
          </table:table-cell>
          <table:table-cell table:style-name="ce73" table:formula="of:=[.L17]*[.L18]" office:value-type="float" office:value="0" calcext:value-type="float">
            <text:p>0.0</text:p>
          </table:table-cell>
          <table:table-cell table:style-name="ce73" table:formula="of:=[.M17]*[.M18]" office:value-type="float" office:value="0" calcext:value-type="float">
            <text:p>0.0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36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4:37:55.300211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49:35.823000000</meta:creation-date>
    <dc:date>2020-07-08T10:43:12.639391802</dc:date>
    <meta:editing-duration>P8DT17H26M16S</meta:editing-duration>
    <meta:editing-cycles>219</meta:editing-cycles>
    <meta:generator>LibreOffice/6.0.7.3$Linux_X86_64 LibreOffice_project/00m0$Build-3</meta:generator>
    <meta:document-statistic meta:table-count="3" meta:cell-count="723" meta:object-count="0"/>
  </office:meta>
</office:document-meta>
</file>